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16.9mm"/>
    </style:style>
    <style:style style:name="co16" style:family="table-column">
      <style:table-column-properties fo:break-before="auto" style:column-width="7.73mm"/>
    </style:style>
    <style:style style:name="co17" style:family="table-column">
      <style:table-column-properties fo:break-before="auto" style:column-width="9.74mm"/>
    </style:style>
    <style:style style:name="co18" style:family="table-column">
      <style:table-column-properties fo:break-before="auto" style:column-width="20.51mm"/>
    </style:style>
    <style:style style:name="co19" style:family="table-column">
      <style:table-column-properties fo:break-before="auto" style:column-width="12.56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12.54mm"/>
    </style:style>
    <style:style style:name="co23" style:family="table-column">
      <style:table-column-properties fo:break-before="auto" style:column-width="14.04mm"/>
    </style:style>
    <style:style style:name="co24" style:family="table-column">
      <style:table-column-properties fo:break-before="auto" style:column-width="7.88mm"/>
    </style:style>
    <style:style style:name="co25" style:family="table-column">
      <style:table-column-properties fo:break-before="auto" style:column-width="21.73mm"/>
    </style:style>
    <style:style style:name="co26" style:family="table-column">
      <style:table-column-properties fo:break-before="auto" style:column-width="14.52mm"/>
    </style:style>
    <style:style style:name="co27" style:family="table-column">
      <style:table-column-properties fo:break-before="auto" style:column-width="7.97mm"/>
    </style:style>
    <style:style style:name="co28" style:family="table-column">
      <style:table-column-properties fo:break-before="auto" style:column-width="21.59mm"/>
    </style:style>
    <style:style style:name="co29" style:family="table-column">
      <style:table-column-properties fo:break-before="auto" style:column-width="8.43mm"/>
    </style:style>
    <style:style style:name="co30" style:family="table-column">
      <style:table-column-properties fo:break-before="auto" style:column-width="6.86mm"/>
    </style:style>
    <style:style style:name="co31" style:family="table-column">
      <style:table-column-properties fo:break-before="auto" style:column-width="24.62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32.65mm"/>
    </style:style>
    <style:style style:name="co34" style:family="table-column">
      <style:table-column-properties fo:break-before="auto" style:column-width="22.05mm"/>
    </style:style>
    <style:style style:name="co35" style:family="table-column">
      <style:table-column-properties fo:break-before="auto" style:column-width="8.87mm"/>
    </style:style>
    <style:style style:name="co36" style:family="table-column">
      <style:table-column-properties fo:break-before="auto" style:column-width="14.89mm"/>
    </style:style>
    <style:style style:name="co37" style:family="table-column">
      <style:table-column-properties fo:break-before="auto" style:column-width="23.48mm"/>
    </style:style>
    <style:style style:name="co38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6"/>
      <style:map style:condition="cell-content()=0" style:apply-style-name="Bad" style:base-cell-address="'2nd degré niveau 2'.O6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7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iveau 1'.O9"/>
      <style:map style:condition="cell-content()=1" style:apply-style-name="Good" style:base-cell-address="'Homographique niveau 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iveau 2'.O10"/>
      <style:map style:condition="cell-content()=1" style:apply-style-name="Good" style:base-cell-address="'Homographique niveau 2'.O10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01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0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Valeur absolue |x|'.E6"/>
      <style:map style:condition="is-true-formula(IF([.E6]=0))" style:apply-style-name="VRAI" style:base-cell-address="'Valeur absolue 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Valeur absolue |x|'.E6"/>
      <style:map style:condition="is-true-formula(IF([.E6]=0))" style:apply-style-name="VRAI" style:base-cell-address="'Valeur absolue 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Valeur absolue |x|'.E6"/>
      <style:map style:condition="is-true-formula(IF([.E6]=0))" style:apply-style-name="VRAI" style:base-cell-address="'Valeur absolue 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Valeur absolue |x|'.E6"/>
      <style:map style:condition="is-true-formula(IF([.E6]=0))" style:apply-style-name="VRAI" style:base-cell-address="'Valeur absolue 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Valeur absolue |x|'.E6"/>
      <style:map style:condition="is-true-formula(IF([.E6]=0))" style:apply-style-name="VRAI" style:base-cell-address="'Valeur absolue 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2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Valeur absolue |x|'.E6"/>
      <style:map style:condition="is-true-formula(IF([.E6]=0))" style:apply-style-name="VRAI" style:base-cell-address="'Valeur absolue 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Valeur absolue |x|'.E5"/>
      <style:map style:condition="is-true-formula(IF([.E4]=0))" style:apply-style-name="VRAI" style:base-cell-address="'Valeur absolue 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396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21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326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1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1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fo:color="#ff3300"/>
    </style:style>
    <style:style style:name="T11" style:family="text">
      <style:text-properties fo:color="#ff3300" style:font-name="Times New Roman" style:font-name-asian="Times New Roman" style:font-name-complex="Times New Roman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ce181e" style:font-name="Symbol" fo:font-weight="bold" style:font-weight-asian="bold" style:font-weight-complex="bold"/>
    </style:style>
    <style:style style:name="T14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L2i39hpjGMSpw4ytE+eF4qMXZZ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1mm" svg:height="7.7mm" svg:x="11.35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degré niveau 1" table:style-name="ta1" table:protected="true" table:protection-key="L2i39hpjGMSpw4ytE+eF4qMXZZ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45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77"/>
          <table:table-cell table:style-name="ce97" table:formula="of:=[$Données.W5]" office:value-type="string" office:string-value="6 x² + 12 x + 2 = 0" calcext:value-type="string" table:number-columns-spanned="13" table:number-rows-spanned="1">
            <text:p>6 x² + 12 x + 2 = 0</text:p>
          </table:table-cell>
          <table:covered-table-cell table:number-columns-repeated="4" table:style-name="ce77"/>
          <table:covered-table-cell table:style-name="Default"/>
          <table:covered-table-cell table:number-columns-repeated="7" table:style-name="ce7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77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77" table:number-columns-repeated="4"/>
          <table:table-cell table:number-columns-repeated="989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4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4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4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74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48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covered-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 table:number-rows-repeated="1048554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2nd degré niveau 1'.O6:'2nd degré niveau 1'.O6 '2nd degré niveau 1'.O8:'2nd degré niveau 1'.O8 '2nd degré niveau 1'.O10:'2nd degré niveau 1'.O10 '2nd degré niveau 1'.O12:'2nd degré niveau 1'.O12 '2nd degré niveau 1'.O14:'2nd degré niveau 1'.O14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</calcext:conditional-formats>
      </table:table>
      <table:table table:name="2nd degré niveau 2" table:style-name="ta1" table:protected="true" table:protection-key="L2i39hpjGMSpw4ytE+eF4qMXZZ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degré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degré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column table:style-name="co1" table:default-cell-style-name="ce108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103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103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08"/>
          <table:covered-table-cell table:number-columns-repeated="4"/>
          <table:table-cell table:style-name="ce141" table:formula="of:=[$Données.W17]" office:value-type="string" office:string-value="4 x² + 5 x + 2 = 0" calcext:value-type="string" table:number-columns-spanned="13" table:number-rows-spanned="1">
            <text:p>4 x² + 5 x + 2 = 0</text:p>
          </table:table-cell>
          <table:covered-table-cell table:number-columns-repeated="4"/>
          <table:covered-table-cell table:style-name="Default"/>
          <table:covered-table-cell table:number-columns-repeated="7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153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3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3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3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08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153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5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degré niveau 2'.O6:'2nd degré niveau 2'.O6 '2nd degré niveau 2'.O10:'2nd degré niveau 2'.O10 '2nd degré niveau 2'.O14:'2nd degré niveau 2'.O14 '2nd degré niveau 2'.O18:'2nd degré niveau 2'.O18 '2nd degré niveau 2'.O22:'2nd degré niveau 2'.O22">
            <calcext:condition calcext:apply-style-name="Good" calcext:value="=1" calcext:base-cell-address="'2nd degré niveau 2'.O6"/>
            <calcext:condition calcext:apply-style-name="Bad" calcext:value="=0" calcext:base-cell-address="'2nd degré niveau 2'.O6"/>
          </calcext:conditional-format>
        </calcext:conditional-formats>
      </table:table>
      <table:table table:name="Homographique niveau 1" table:style-name="ta1" table:protected="true" table:protection-key="L2i39hpjGMSpw4ytE+eF4qMXZZ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42]" office:value-type="float" office:value="6" calcext:value-type="float">
            <text:p>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4" calcext:value-type="float">
            <text:p>4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+" calcext:value-type="string">
            <text:p>+</text:p>
          </table:table-cell>
          <table:table-cell table:style-name="ce185" table:formula="of:=[$Données.D44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 office:value-type="float" office:value="6" calcext:value-type="float">
            <text:p>6</text:p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 office:value-type="string" office:string-value="+" calcext:value-type="string">
            <text:p>+</text:p>
          </table:table-cell>
          <table:table-cell table:style-name="ce215" table:formula="of:=IF(AND([.$X$1];[.$X$2]);[$Données.F46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 office:value-type="string" office:string-value="-" calcext:value-type="string">
            <text:p>-</text:p>
          </table:table-cell>
          <table:table-cell table:style-name="ce215" table:formula="of:=IF(AND([.$X$1];[.$X$2]);[$Données.I46];&quot;&quot;)" office:value-type="float" office:value="30" calcext:value-type="float">
            <text:p>30</text:p>
          </table:table-cell>
          <table:table-cell table:style-name="ce216" table:formula="of:=IF(AND([.$X$1];[.$X$2]);[$Données.J46];&quot;&quot;)" office:value-type="string" office:string-value="-" calcext:value-type="string">
            <text:p>-</text:p>
          </table:table-cell>
          <table:table-cell table:style-name="ce215" table:formula="of:=IF(AND([.$X$1];[.$X$2]);[$Données.K46];&quot;&quot;)" office:value-type="float" office:value="4" calcext:value-type="float">
            <text:p>4</text:p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70" table:formula="of:=IF(OR([.$X$1];[.$X$2]);IF(AND([$Données.AD49]=[$Données.AE49];[$Données.AD50]=[$Données.AE50]);1;0);&quot;&quot;)" office:value-type="boolean" office:boolean-value="false" calcext:value-type="boolean">
            <text:p>FAUX</text:p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 office:value-type="string" office:string-value="+" calcext:value-type="string">
            <text:p>+</text:p>
          </table:table-cell>
          <table:table-cell table:style-name="ce215" table:formula="of:=IF(AND([.$X$1];[.$X$2]);[$Données.G48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 office:value-type="float" office:value="6" calcext:value-type="float">
            <text:p>6</text:p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 office:value-type="string" office:string-value="+" calcext:value-type="string">
            <text:p>+</text:p>
          </table:table-cell>
          <table:table-cell table:style-name="ce215" table:formula="of:=IF(AND([.$X$1];[.$X$2]);[$Données.F50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 office:value-type="string" office:string-value="-" calcext:value-type="string">
            <text:p>-</text:p>
          </table:table-cell>
          <table:table-cell table:style-name="ce215" table:formula="of:=IF(AND([.$X$1];[.$X$2]);[$Données.I50];&quot;&quot;)" office:value-type="float" office:value="34" calcext:value-type="float">
            <text:p>34</text:p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70" table:formula="of:=IF(OR([.$X$1];[.$X$2]);IF(AND([$Données.AD51]=[$Données.AE51];[$Données.AD52]=[$Données.AE52]);1;0);&quot;&quot;)" office:value-type="boolean" office:boolean-value="false" calcext:value-type="boolean">
            <text:p>FAUX</text:p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 office:value-type="string" office:string-value="+" calcext:value-type="string">
            <text:p>+</text:p>
          </table:table-cell>
          <table:table-cell table:style-name="ce215" table:formula="of:=IF(AND([.$X$1];[.$X$2]);[$Données.G52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 office:value-type="float" office:value="6" calcext:value-type="float">
            <text:p>6</text:p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 office:value-type="string" office:string-value="+" calcext:value-type="string">
            <text:p>+</text:p>
          </table:table-cell>
          <table:table-cell table:style-name="ce215" table:formula="of:=IF(AND([.$X$1];[.$X$2]);[$Données.F54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 office:value-type="float" office:value="34" calcext:value-type="float">
            <text:p>34</text:p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70" table:formula="of:=IF(OR([.$X$1];[.$X$2]);IF(AND([$Données.AD53]=[$Données.AE53];[$Données.AD54]=[$Données.AE54];[$Données.AD55]=[$Données.AE55]);1;0);&quot;&quot;)" office:value-type="boolean" office:boolean-value="false" calcext:value-type="boolean">
            <text:p>FAUX</text:p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 office:value-type="string" office:string-value="-" calcext:value-type="string">
            <text:p>-</text:p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 office:value-type="string" office:string-value="+" calcext:value-type="string">
            <text:p>+</text:p>
          </table:table-cell>
          <table:table-cell table:style-name="ce215" table:formula="of:=IF(AND([.$X$1];[.$X$2]);[$Données.F56];&quot;&quot;)" office:value-type="float" office:value="5" calcext:value-type="float">
            <text:p>5</text:p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 office:value-type="string" office:string-value="+" calcext:value-type="string">
            <text:p>+</text:p>
          </table:table-cell>
          <table:table-cell table:style-name="ce215" table:formula="of:=IF(AND([.$X$1];[.$X$2]);[$Données.N56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 office:value-type="float" office:value="34" calcext:value-type="float">
            <text:p>34</text:p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70" table:formula="of:=IF(OR([.$X$1];[.$X$2]);IF(AND([$Données.AD56]=[$Données.AE56];[$Données.AD57]=[$Données.AE57];[$Données.AD58]=[$Données.AE58]);1;0);&quot;&quot;)" office:value-type="boolean" office:boolean-value="false" calcext:value-type="boolean">
            <text:p>FAUX</text:p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 office:value-type="float" office:value="6" calcext:value-type="float">
            <text:p>6</text:p>
          </table:table-cell>
          <table:table-cell table:style-name="ce216" table:formula="of:=IF(AND([.$X$1];[.$X$2]);[$Données.C59];&quot;&quot;)" office:value-type="string" office:string-value="-" calcext:value-type="string">
            <text:p>-</text:p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 office:value-type="string" office:string-value="+" calcext:value-type="string">
            <text:p>+</text:p>
          </table:table-cell>
          <table:table-cell table:style-name="ce215" table:formula="of:=IF(AND([.$X$1];[.$X$2]);[$Données.G60];&quot;&quot;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93"/>
          <table:table-cell table:style-name="ce72" table:number-columns-repeated="7"/>
          <table:table-cell/>
          <table:table-cell table:style-name="ce170" table:formula="of:=IF(OR([.$X$1];[.$X$2]);IF([$Données.AD59]=[$Données.AE59];1;0);&quot;&quot;)" office:value-type="boolean" office:boolean-value="false" calcext:value-type="boolean">
            <text:p>FAUX</text:p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 office:value-type="float" office:value="6" calcext:value-type="float">
            <text:p>6</text:p>
          </table:table-cell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115" table:formula="of:=IF(AND([.$X$1];[.$X$2]);[$Données.Z46];&quot;&quot;)" office:value-type="float" office:value="-34" calcext:value-type="float">
            <text:p>-34</text:p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iveau 1'.O9:'Homographique niveau 1'.O9 'Homographique niveau 1'.O13:'Homographique niveau 1'.O13 'Homographique niveau 1'.O17:'Homographique niveau 1'.O17 'Homographique niveau 1'.O21:'Homographique niveau 1'.O21 'Homographique niveau 1'.O24:'Homographique niveau 1'.O24">
            <calcext:condition calcext:apply-style-name="Bad" calcext:value="=0" calcext:base-cell-address="'Homographique niveau 1'.O9"/>
            <calcext:condition calcext:apply-style-name="Good" calcext:value="=1" calcext:base-cell-address="'Homographique niveau 1'.O9"/>
          </calcext:conditional-format>
        </calcext:conditional-formats>
      </table:table>
      <table:table table:name="Homographique niveau 2" table:style-name="ta1" table:protected="true" table:protection-key="L2i39hpjGMSpw4ytE+eF4qMXZZ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65]" office:value-type="float" office:value="4" calcext:value-type="float">
            <text:p>4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- " calcext:value-type="string">
            <text:p><text:s/>- </text:p>
          </table:table-cell>
          <table:table-cell table:style-name="ce184" table:formula="of:=[$Données.D65]" office:value-type="float" office:value="3" calcext:value-type="float">
            <text:p>3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8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193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193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193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193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iveau 2'.O10:'Homographique niveau 2'.O10 'Homographique niveau 2'.O16:'Homographique niveau 2'.O16 'Homographique niveau 2'.O24:'Homographique niveau 2'.O24 'Homographique niveau 2'.O20:'Homographique niveau 2'.O20">
            <calcext:condition calcext:apply-style-name="Bad" calcext:value="=0" calcext:base-cell-address="'Homographique niveau 2'.O10"/>
            <calcext:condition calcext:apply-style-name="Good" calcext:value="=1" calcext:base-cell-address="'Homographique niveau 2'.O10"/>
          </calcext:conditional-format>
        </calcext:conditional-formats>
      </table:table>
      <table:table table:name="Valeur absolue |x|" table:style-name="ta1" table:protected="true" table:protection-key="L2i39hpjGMSpw4ytE+eF4qMXZZ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Valeur absolue 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Valeur absolue 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59"/>
        <table:table-column table:style-name="co14" table:number-columns-repeated="8" table:default-cell-style-name="ce108"/>
        <table:table-column table:style-name="co1" table:number-columns-repeated="5" table:default-cell-style-name="ce108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01"/>
          <table:covered-table-cell table:style-name="ce37"/>
          <table:covered-table-cell table:number-columns-repeated="3" table:style-name="ce39"/>
          <table:covered-table-cell table:style-name="ce40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office:value-type="float" office:value="0" calcext:value-type="float" table:number-columns-spanned="2" table:number-rows-spanned="2">
            <text:p>0</text:p>
          </table:table-cell>
          <table:covered-table-cell table:style-name="ce201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9" table:number-columns-repeated="5"/>
          <table:table-cell table:style-name="ce41"/>
          <table:table-cell table:style-name="ce391" office:value-type="boolean" office:boolean-value="true" calcext:value-type="boolean">
            <text:p>VRAI</text:p>
          </table:table-cell>
          <table:table-cell table:style-name="ce41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3" table:style-name="ce201"/>
          <table:table-cell table:style-name="ce364" table:number-columns-repeated="3"/>
          <table:covered-table-cell table:number-columns-repeated="3" table:style-name="ce201"/>
          <table:table-cell table:style-name="ce59" table:number-columns-repeated="5"/>
          <table:table-cell table:style-name="ce41"/>
          <table:table-cell table:style-name="ce391" office:value-type="boolean" office:boolean-value="false" calcext:value-type="boolean">
            <text:p>FAUX</text:p>
          </table:table-cell>
          <table:table-cell table:style-name="ce41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03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x - 10| = 8" calcext:value-type="string" table:number-columns-spanned="3" table:number-rows-spanned="1">
            <text:p>|x - 10| = 8</text:p>
          </table:table-cell>
          <table:covered-table-cell table:style-name="ce357"/>
          <table:covered-table-cell table:style-name="ce360"/>
          <table:table-cell table:style-name="ce108"/>
          <table:table-cell table:style-name="ce266" office:value-type="string" calcext:value-type="string" table:number-columns-spanned="5" table:number-rows-spanned="1">
            <text:p>Saisir <text:span text:style-name="T10">infini</text:span> pour le symbole <text:span text:style-name="T11">∞</text:span></text:p>
          </table:table-cell>
          <table:covered-table-cell table:number-columns-repeated="4" table:style-name="ce213"/>
          <table:table-cell table:style-name="ce108"/>
          <table:table-cell table:number-columns-repeated="932"/>
          <table:table-cell table:style-name="ce59" table:number-columns-repeated="10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08"/>
          <table:table-cell table:style-name="ce222"/>
          <table:table-cell table:style-name="ce229" table:number-columns-repeated="3"/>
          <table:table-cell table:style-name="ce258"/>
          <table:table-cell table:style-name="ce108"/>
          <table:table-cell table:style-name="ce376" office:value-type="string" calcext:value-type="string">
            <text:p>Saisir <text:span text:style-name="T12">ou</text:span> pour le symbole <text:span text:style-name="T13"></text:span> (union).</text:p>
          </table:table-cell>
          <table:table-cell table:style-name="ce380"/>
          <table:table-cell table:style-name="ce385" table:number-columns-repeated="3"/>
          <table:table-cell table:style-name="ce108"/>
          <table:table-cell table:number-columns-repeated="932"/>
          <table:table-cell table:style-name="ce59" table:number-columns-repeated="10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/>
          <table:table-cell table:style-name="ce39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08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08"/>
          <table:table-cell table:style-name="ce379" office:value-type="string" calcext:value-type="string">
            <text:p><text:span text:style-name="T14">Saisir </text:span><text:span text:style-name="T15">et</text:span><text:span text:style-name="T16"> pour le symbole </text:span><text:span text:style-name="T17"></text:span><text:span text:style-name="T16"> (intersection).</text:span></text:p>
          </table:table-cell>
          <table:table-cell table:style-name="ce380"/>
          <table:table-cell table:style-name="ce385" table:number-columns-repeated="3"/>
          <table:table-cell table:style-name="ce108"/>
          <table:table-cell table:number-columns-repeated="932"/>
          <table:table-cell table:style-name="ce59" table:number-columns-repeated="10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39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08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08"/>
          <table:table-cell table:style-name="ce379" office:value-type="string" calcext:value-type="string">
            <text:p><text:span text:style-name="T18">Taper </text:span><text:span text:style-name="T19">Alt + 0216</text:span><text:span text:style-name="T18"> pour </text:span><text:span text:style-name="T19">Ø </text:span></text:p>
          </table:table-cell>
          <table:table-cell table:style-name="ce108" table:number-columns-repeated="5"/>
          <table:table-cell table:number-columns-repeated="932"/>
          <table:table-cell table:style-name="ce59" table:number-columns-repeated="10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13" table:number-columns-repeated="8"/>
          <table:table-cell table:style-name="ce59"/>
          <table:table-cell table:style-name="ce266" office:value-type="string" calcext:value-type="string">
            <text:p>Saisir <text:span text:style-name="T10">I + R</text:span> pour l'ensemble des nombres réels (IR)</text:p>
          </table:table-cell>
          <table:table-cell table:style-name="ce59" table:number-columns-repeated="4"/>
          <table:table-cell table:number-columns-repeated="932"/>
          <table:table-cell table:style-name="ce59" table:number-columns-repeated="11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0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08"/>
          <table:table-cell table:style-name="ce253" table:formula="of:=[$Données.G128]" office:value-type="string" office:string-value="|x|≥9" calcext:value-type="string" table:number-columns-spanned="4" table:number-rows-spanned="1">
            <text:p>|x|≥9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53"/>
          <table:table-cell table:style-name="ce386"/>
          <table:table-cell table:style-name="ce387"/>
          <table:table-cell table:number-columns-repeated="929"/>
          <table:table-cell table:style-name="ce59" table:number-columns-repeated="14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08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59" table:number-columns-repeated="14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39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08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59" table:number-columns-repeated="14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/>
          <table:table-cell table:style-name="ce39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08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59" table:number-columns-repeated="14"/>
          <table:table-cell table:number-columns-repeated="42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0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08"/>
          <table:table-cell table:style-name="ce253" table:formula="of:=[$Données.G131]" office:value-type="string" office:string-value="|x-5| ≤ 2" calcext:value-type="string" table:number-columns-spanned="4" table:number-rows-spanned="1">
            <text:p>|x-5| ≤ 2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53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08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39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08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39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08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08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9"/>
          <table:covered-table-cell table:number-columns-repeated="8" table:style-name="ce41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Valeur absolue |x|'.E6:'Valeur absolue |x|'.I6 'Valeur absolue |x|'.E11:'Valeur absolue |x|'.O11 'Valeur absolue |x|'.E16:'Valeur absolue |x|'.O16">
            <calcext:condition calcext:apply-style-name="FAUX" calcext:value="formula-is(IF([.E6]=1))" calcext:base-cell-address="'Valeur absolue |x|'.E6"/>
            <calcext:condition calcext:apply-style-name="VRAI" calcext:value="formula-is(IF([.E6]=0))" calcext:base-cell-address="'Valeur absolue |x|'.E6"/>
          </calcext:conditional-format>
          <calcext:conditional-format calcext:target-range-address="'Valeur absolue |x|'.E7:'Valeur absolue |x|'.I7 'Valeur absolue |x|'.E12:'Valeur absolue |x|'.O12 'Valeur absolue |x|'.M5:'Valeur absolue |x|'.O6 'Valeur absolue |x|'.E17:'Valeur absolue |x|'.O17">
            <calcext:condition calcext:apply-style-name="FAUX" calcext:value="formula-is(IF([.E4]=1))" calcext:base-cell-address="'Valeur absolue |x|'.E5"/>
            <calcext:condition calcext:apply-style-name="VRAI" calcext:value="formula-is(IF([.E4]=0))" calcext:base-cell-address="'Valeur absolue |x|'.E5"/>
          </calcext:conditional-format>
          <calcext:conditional-format calcext:target-range-address="'Valeur absolue |x|'.M5:'Valeur absolue |x|'.O6">
            <calcext:condition calcext:apply-style-name="VRAI" calcext:value="formula-is(IF([.M4]=0))" calcext:base-cell-address="'Valeur absolue |x|'.M5"/>
            <calcext:condition calcext:apply-style-name="FAUX" calcext:value="formula-is(IF([.M4]=1))" calcext:base-cell-address="'Valeur absolue |x|'.M5"/>
          </calcext:conditional-format>
        </calcext:conditional-formats>
      </table:table>
      <table:table table:name="Données" table:style-name="ta2" table:protected="true" table:protection-key="L2i39hpjGMSpw4ytE+eF4qMXZZs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5" table:default-cell-style-name="ce295"/>
        <table:table-column table:style-name="co16" table:number-columns-repeated="3" table:default-cell-style-name="ce295"/>
        <table:table-column table:style-name="co1" table:default-cell-style-name="ce295"/>
        <table:table-column table:style-name="co16" table:number-columns-repeated="2" table:default-cell-style-name="ce295"/>
        <table:table-column table:style-name="co17" table:default-cell-style-name="ce295"/>
        <table:table-column table:style-name="co16" table:number-columns-repeated="4" table:default-cell-style-name="ce295"/>
        <table:table-column table:style-name="co18" table:default-cell-style-name="ce295"/>
        <table:table-column table:style-name="co19" table:default-cell-style-name="ce295"/>
        <table:table-column table:style-name="co20" table:number-columns-repeated="2" table:default-cell-style-name="ce295"/>
        <table:table-column table:style-name="co21" table:default-cell-style-name="ce295"/>
        <table:table-column table:style-name="co20" table:number-columns-repeated="5" table:default-cell-style-name="ce295"/>
        <table:table-column table:style-name="co22" table:number-columns-repeated="2" table:default-cell-style-name="ce295"/>
        <table:table-column table:style-name="co23" table:number-columns-repeated="2" table:default-cell-style-name="ce295"/>
        <table:table-column table:style-name="co22" table:number-columns-repeated="5" table:default-cell-style-name="ce295"/>
        <table:table-column table:style-name="co20" table:default-cell-style-name="ce295"/>
        <table:table-column table:style-name="co24" table:default-cell-style-name="ce295"/>
        <table:table-column table:style-name="co25" table:default-cell-style-name="ce295"/>
        <table:table-column table:style-name="co20" table:number-columns-repeated="2" table:default-cell-style-name="ce295"/>
        <table:table-column table:style-name="co26" table:default-cell-style-name="ce295"/>
        <table:table-column table:style-name="co1" table:number-columns-repeated="2" table:default-cell-style-name="ce295"/>
        <table:table-column table:style-name="co20" table:default-cell-style-name="ce295"/>
        <table:table-column table:style-name="co27" table:default-cell-style-name="ce295"/>
        <table:table-column table:style-name="co28" table:default-cell-style-name="ce295"/>
        <table:table-column table:style-name="co29" table:number-columns-repeated="3" table:default-cell-style-name="ce295"/>
        <table:table-column table:style-name="co30" table:default-cell-style-name="ce295"/>
        <table:table-column table:style-name="co31" table:default-cell-style-name="ce295"/>
        <table:table-column table:style-name="co1" table:number-columns-repeated="2" table:default-cell-style-name="ce295"/>
        <table:table-column table:style-name="co32" table:default-cell-style-name="ce295"/>
        <table:table-column table:style-name="co33" table:default-cell-style-name="ce295"/>
        <table:table-column table:style-name="co1" table:number-columns-repeated="2" table:default-cell-style-name="ce295"/>
        <table:table-column table:style-name="co20" table:number-columns-repeated="2" table:default-cell-style-name="ce295"/>
        <table:table-column table:style-name="co34" table:default-cell-style-name="ce295"/>
        <table:table-column table:style-name="co35" table:default-cell-style-name="ce295"/>
        <table:table-column table:style-name="co20" table:number-columns-repeated="2" table:default-cell-style-name="ce295"/>
        <table:table-column table:style-name="co36" table:number-columns-repeated="3" table:default-cell-style-name="ce295"/>
        <table:table-column table:style-name="co37" table:default-cell-style-name="ce295"/>
        <table:table-column table:style-name="co38" table:default-cell-style-name="ce295"/>
        <table:table-column table:style-name="co20" table:number-columns-repeated="959" table:default-cell-style-name="ce295"/>
        <table:table-column table:style-name="co20" table:default-cell-style-name="ce321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306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7">(2 * </text:span>a<text:span text:style-name="T7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7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57" table:number-columns-repeated="3"/>
          <table:table-cell table:style-name="ce513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51148" calcext:value-type="float">
            <text:p>51148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25" calcext:value-type="float">
            <text:p>25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605357" calcext:value-type="float">
            <text:p>605357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6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457"/>
          <table:covered-table-cell table:number-columns-repeated="2" table:style-name="ce513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163786" calcext:value-type="float">
            <text:p>163786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22" calcext:value-type="float">
            <text:p>22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19398" calcext:value-type="float">
            <text:p>19398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57" table:number-columns-repeated="3"/>
          <table:table-cell table:style-name="ce513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134259" calcext:value-type="float">
            <text:p>134259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23" calcext:value-type="float">
            <text:p>23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675232" calcext:value-type="float">
            <text:p>675232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465" office:value-type="string" calcext:value-type="string">
            <text:p></text:p>
          </table:table-cell>
          <table:table-cell table:style-name="ce465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6 x² + 12 x + 2 = 0" calcext:value-type="string" table:number-columns-spanned="5" table:number-rows-spanned="1">
            <text:p>6 x² + 12 x + 2 = 0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71378" calcext:value-type="float">
            <text:p>71378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24" calcext:value-type="float">
            <text:p>24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8718" calcext:value-type="float">
            <text:p>8718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1;6)" office:value-type="float" office:value="6" calcext:value-type="float">
            <text:p>6</text:p>
          </table:table-cell>
          <table:table-cell table:style-name="ce422" table:formula="of:=-2*[.Q6]*[.T6]" office:value-type="float" office:value="12" calcext:value-type="float">
            <text:p>12</text:p>
          </table:table-cell>
          <table:table-cell table:style-name="ce422" table:formula="of:=RANDBETWEEN(-10;10)" office:value-type="float" office:value="2" calcext:value-type="float">
            <text:p>2</text:p>
          </table:table-cell>
          <table:table-cell table:style-name="ce422" table:formula="of:=IF(RANDBETWEEN(0;1);-1;1)*RANDBETWEEN(1;6)" office:value-type="float" office:value="-1" calcext:value-type="float">
            <text:p>-1</text:p>
          </table:table-cell>
          <table:table-cell table:style-name="ce422" table:formula="of:=[.Q6]*[.T6]^2+[.R6]*[.T6]+[.S6]" office:value-type="float" office:value="-4" calcext:value-type="float">
            <text:p>-4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523923" calcext:value-type="float">
            <text:p>523923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523463" calcext:value-type="float">
            <text:p>523463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422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422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422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422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422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593022" calcext:value-type="float">
            <text:p>593022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8" calcext:value-type="float">
            <text:p>8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918170" calcext:value-type="float">
            <text:p>918170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79" table:number-columns-repeated="2"/>
          <table:table-cell table:number-columns-repeated="4"/>
          <table:table-cell table:style-name="ce422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422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422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422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422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422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422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364011" calcext:value-type="float">
            <text:p>364011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13" calcext:value-type="float">
            <text:p>13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747450" calcext:value-type="float">
            <text:p>747450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6" calcext:value-type="float">
            <text:p>6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422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422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422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422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422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422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422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266077" calcext:value-type="float">
            <text:p>26607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17" calcext:value-type="float">
            <text:p>1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812502" calcext:value-type="float">
            <text:p>812502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2"/>
          <table:table-cell table:number-columns-repeated="10"/>
          <table:table-cell table:style-name="ce422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422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422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422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422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546837" calcext:value-type="float">
            <text:p>546837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9" calcext:value-type="float">
            <text:p>9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299558" calcext:value-type="float">
            <text:p>299558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311283" calcext:value-type="float">
            <text:p>311283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16" calcext:value-type="float">
            <text:p>16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171460" calcext:value-type="float">
            <text:p>171460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422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928700" calcext:value-type="float">
            <text:p>92870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3" calcext:value-type="float">
            <text:p>3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401236" calcext:value-type="float">
            <text:p>401236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327729" calcext:value-type="float">
            <text:p>327729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14" calcext:value-type="float">
            <text:p>14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749343" calcext:value-type="float">
            <text:p>74934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166051" calcext:value-type="float">
            <text:p>166051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21" calcext:value-type="float">
            <text:p>21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121027" calcext:value-type="float">
            <text:p>121027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6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457"/>
          <table:covered-table-cell table:number-columns-repeated="2" table:style-name="ce513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797242" calcext:value-type="float">
            <text:p>797242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6" calcext:value-type="float">
            <text:p>6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405162" calcext:value-type="float">
            <text:p>405162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57" table:number-columns-repeated="3"/>
          <table:table-cell table:style-name="ce513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434450" calcext:value-type="float">
            <text:p>434450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12" calcext:value-type="float">
            <text:p>12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573523" calcext:value-type="float">
            <text:p>573523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4 x² + 5 x + 2 = 0" calcext:value-type="string" table:number-columns-spanned="5" table:number-rows-spanned="1">
            <text:p>4 x² + 5 x + 2 = 0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235543" calcext:value-type="float">
            <text:p>23554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19" calcext:value-type="float">
            <text:p>19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427811" calcext:value-type="float">
            <text:p>427811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2])" office:value-type="float" office:value="4" calcext:value-type="float">
            <text:p>4</text:p>
          </table:table-cell>
          <table:table-cell table:style-name="ce422" table:formula="of:=INDEX([.AJ2:.AJ26];[.AM2])" office:value-type="float" office:value="5" calcext:value-type="float">
            <text:p>5</text:p>
          </table:table-cell>
          <table:table-cell table:style-name="ce422" table:formula="of:=IF(RANDBETWEEN(0;1);-1;1)*RANDBETWEEN(1;10)" office:value-type="float" office:value="2" calcext:value-type="float">
            <text:p>2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715757" calcext:value-type="float">
            <text:p>715757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7" calcext:value-type="float">
            <text:p>7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676742" calcext:value-type="float">
            <text:p>676742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465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465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15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317877" calcext:value-type="float">
            <text:p>317877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15" calcext:value-type="float">
            <text:p>15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228428" calcext:value-type="float">
            <text:p>228428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-0.625" calcext:value-type="float" table:number-columns-spanned="2" table:number-rows-spanned="1">
            <text:p>-5/8 <text:s text:c="3"/></text:p>
          </table:table-cell>
          <table:covered-table-cell table:style-name="ce395"/>
          <table:table-cell table:style-name="ce481" table:formula="of:=[.Q18]*[.Q20]^2+[.R18]*[.Q20]+[.S18]" office:value-type="float" office:value="0.4375" calcext:value-type="float" table:number-columns-spanned="2" table:number-rows-spanned="1">
            <text:p>7/16 <text:s text:c="2"/></text:p>
          </table:table-cell>
          <table:covered-table-cell/>
          <table:table-cell/>
          <table:covered-table-cell/>
          <table:table-cell table:style-name="ce422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422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I6]);0;IF([$'2nd degré niveau 2'.I6]=[.H21];1;-0.5))" office:value-type="float" office:value="0" calcext:value-type="float">
            <text:p>0</text:p>
          </table:table-cell>
          <table:table-cell table:style-name="ce422" table:formula="of:=IF(ISBLANK([$'2nd degré niveau 2'.J6]);0;IF([$'2nd degré niveau 2'.J6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957562" calcext:value-type="float">
            <text:p>957562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1" calcext:value-type="float">
            <text:p>1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118185" calcext:value-type="float">
            <text:p>118185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821917" calcext:value-type="float">
            <text:p>82191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5" calcext:value-type="float">
            <text:p>5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919315" calcext:value-type="float">
            <text:p>91931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4" calcext:value-type="float">
            <text:p>4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243616" calcext:value-type="float">
            <text:p>243616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18" calcext:value-type="float">
            <text:p>18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10899" calcext:value-type="float">
            <text:p>10899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8])^2" office:value-type="float" office:value="25" calcext:value-type="float">
            <text:p>25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422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422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422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422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533867" calcext:value-type="float">
            <text:p>533867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10" calcext:value-type="float">
            <text:p>10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697645" calcext:value-type="float">
            <text:p>697645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954213" calcext:value-type="float">
            <text:p>954213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859604" calcext:value-type="float">
            <text:p>859604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)" office:value-type="float" office:value="64" calcext:value-type="float">
            <text:p>64</text:p>
          </table:table-cell>
          <table:table-cell table:style-name="ce395" table:number-columns-repeated="6"/>
          <table:table-cell table:number-columns-repeated="6"/>
          <table:table-cell table:style-name="ce515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168367" calcext:value-type="float">
            <text:p>168367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20" calcext:value-type="float">
            <text:p>20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237851" calcext:value-type="float">
            <text:p>237851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422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422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422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422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871681" calcext:value-type="float">
            <text:p>871681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4" calcext:value-type="float">
            <text:p>4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343396" calcext:value-type="float">
            <text:p>343396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8])^2" office:value-type="float" office:value="25" calcext:value-type="float">
            <text:p>25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+" calcext:value-type="string">
            <text:p>+</text:p>
          </table:table-cell>
          <table:table-cell table:style-name="ce428" table:formula="of:=ABS([.S18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/[.Q18])" office:value-type="float" office:value="16" calcext:value-type="float">
            <text:p>16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422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422" table:formula="of:=IF(ISBLANK([$'2nd degré niveau 2'.G18]);0;IF([$'2nd degré niveau 2'.G18]=[.G32];1;-0.5)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29:.AC29])" office:value-type="float" office:value="1" calcext:value-type="float">
            <text:p>1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S20])*ABS(4*[.Q18]^2/[.Q18])" office:value-type="float" office:value="7" calcext:value-type="float">
            <text:p>7</text:p>
          </table:table-cell>
          <table:table-cell table:style-name="ce395" table:number-columns-repeated="13"/>
          <table:table-cell table:style-name="ce515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22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degré niveau 2'.C22]=[.C36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degré niveau 2'.G22]=[.G36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32:.AC32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/[.Q18])" office:value-type="float" office:value="16" calcext:value-type="float">
            <text:p>16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1.5" calcext:value-type="float">
            <text:p>1,5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321"/>
          <table:table-cell table:style-name="ce429" table:formula="of:=[.E31]" office:value-type="float" office:value="5" calcext:value-type="float">
            <text:p>5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7" calcext:value-type="float">
            <text:p>7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0.810810810810811" calcext:value-type="float">
            <text:p>0,810810810810811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321"/>
          <table:table-cell table:style-name="ce429" table:formula="of:=[.E33]" office:value-type="float" office:value="8" calcext:value-type="float">
            <text:p>8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16" calcext:value-type="float">
            <text:p>16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396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4" calcext:value-type="float">
            <text:p>4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6 x - 4" calcext:value-type="string">
            <text:p>6 x - 4</text:p>
          </table:table-cell>
          <table:table-cell/>
          <table:table-cell table:style-name="ce422" table:formula="of:=IF(RANDBETWEEN(0;1);-1;1)*RANDBETWEEN(1;6)" office:value-type="float" office:value="6" calcext:value-type="float">
            <text:p>6</text:p>
          </table:table-cell>
          <table:table-cell table:style-name="ce422" table:formula="of:=IF(RANDBETWEEN(0;1);-1;1)*RANDBETWEEN(1;6)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+ 5" calcext:value-type="string">
            <text:p><text:s/>x + 5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30" calcext:value-type="float">
            <text:p>30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6" calcext:value-type="float">
            <text:p>6</text:p>
          </table:table-cell>
          <table:table-cell table:style-name="ce422" table:formula="of:=([.Z42]*[.Y44]-[.Y42]*[.Z44])/[.Y44]" office:value-type="float" office:value="-34" calcext:value-type="float">
            <text:p>-3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15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iveau 1'.B8]);0;IF([$'Homographique niveau 1'.B8]=[.B46];1;-0.5))" office:value-type="float" office:value="0" calcext:value-type="float">
            <text:p>0</text:p>
          </table:table-cell>
          <table:table-cell table:style-name="ce485" table:formula="of:=IF(ISBLANK([$'Homographique niveau 1'.E8]);0;IF([$'Homographique niveau 1'.E8]=[.E46];1;-0.5))" office:value-type="float" office:value="0" calcext:value-type="float">
            <text:p>0</text:p>
          </table:table-cell>
          <table:table-cell table:style-name="ce485" table:formula="of:=IF(ISBLANK([$'Homographique niveau 1'.F8]);0;IF([$'Homographique niveau 1'.F8]=[.F46];1;-0.5))" office:value-type="float" office:value="0" calcext:value-type="float">
            <text:p>0</text:p>
          </table:table-cell>
          <table:table-cell table:style-name="ce485" table:formula="of:=IF(ISBLANK([$'Homographique niveau 1'.H8]);0;IF([$'Homographique niveau 1'.H8]=[.H46];1;-0.5))" office:value-type="float" office:value="0" calcext:value-type="float">
            <text:p>0</text:p>
          </table:table-cell>
          <table:table-cell table:style-name="ce485" table:formula="of:=IF(ISBLANK([$'Homographique niveau 1'.I8]);0;IF([$'Homographique niveau 1'.I8]=[.I46];1;-0.5))" office:value-type="float" office:value="0" calcext:value-type="float">
            <text:p>0</text:p>
          </table:table-cell>
          <table:table-cell table:style-name="ce485" table:formula="of:=IF(ISBLANK([$'Homographique niveau 1'.J8]);0;IF([$'Homographique niveau 1'.J8]=[.J46];1;-0.5))" office:value-type="float" office:value="0" calcext:value-type="float">
            <text:p>0</text:p>
          </table:table-cell>
          <table:table-cell table:style-name="ce485" table:formula="of:=IF(ISBLANK([$'Homographique niveau 1'.K8]);0;IF([$'Homographique niveau 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34" calcext:value-type="float">
            <text:p>34</text:p>
          </table:table-cell>
          <table:table-cell table:number-columns-repeated="12"/>
          <table:covered-table-cell table:style-name="ce515"/>
          <table:table-cell table:style-name="ce485" table:formula="of:=IF(ISBLANK([$'Homographique niveau 1'.F10]);0;IF([$'Homographique niveau 1'.F10]=[.F48];1;-0.5))" office:value-type="float" office:value="0" calcext:value-type="float">
            <text:p>0</text:p>
          </table:table-cell>
          <table:table-cell table:style-name="ce485" table:formula="of:=IF(ISBLANK([$'Homographique niveau 1'.G10]);0;IF([$'Homographique niveau 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iveau 1'.B12]);0;IF([$'Homographique niveau 1'.B12]=[.B50];1;-0.5))" office:value-type="float" office:value="0" calcext:value-type="float">
            <text:p>0</text:p>
          </table:table-cell>
          <table:table-cell table:style-name="ce422" table:formula="of:=IF(ISBLANK([$'Homographique niveau 1'.E12]);0;IF([$'Homographique niveau 1'.E12]=[.E50];1;-0.5))" office:value-type="float" office:value="0" calcext:value-type="float">
            <text:p>0</text:p>
          </table:table-cell>
          <table:table-cell table:style-name="ce422" table:formula="of:=IF(ISBLANK([$'Homographique niveau 1'.F12]);0;IF([$'Homographique niveau 1'.F12]=[.F50];1;-0.5))" office:value-type="float" office:value="0" calcext:value-type="float">
            <text:p>0</text:p>
          </table:table-cell>
          <table:table-cell table:style-name="ce422" table:formula="of:=IF(ISBLANK([$'Homographique niveau 1'.H12]);0;IF([$'Homographique niveau 1'.H12]=[.H50];1;-0.5))" office:value-type="float" office:value="0" calcext:value-type="float">
            <text:p>0</text:p>
          </table:table-cell>
          <table:table-cell table:style-name="ce422" table:formula="of:=IF(ISBLANK([$'Homographique niveau 1'.I12]);0;IF([$'Homographique niveau 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iveau 1'.F14]);0;IF([$'Homographique niveau 1'.F14]=[.F52];1;-0.5))" office:value-type="float" office:value="0" calcext:value-type="float">
            <text:p>0</text:p>
          </table:table-cell>
          <table:table-cell table:style-name="ce422" table:formula="of:=IF(ISBLANK([$'Homographique niveau 1'.G14]);0;IF([$'Homographique niveau 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15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iveau 1'.B16]);0;IF([$'Homographique niveau 1'.B16]=[.B54];1;-0.5))" office:value-type="float" office:value="0" calcext:value-type="float">
            <text:p>0</text:p>
          </table:table-cell>
          <table:table-cell table:style-name="ce485" table:formula="of:=IF(ISBLANK([$'Homographique niveau 1'.E16]);0;IF([$'Homographique niveau 1'.E16]=[.E54];1;-0.5))" office:value-type="float" office:value="0" calcext:value-type="float">
            <text:p>0</text:p>
          </table:table-cell>
          <table:table-cell table:style-name="ce485" table:formula="of:=IF(ISBLANK([$'Homographique niveau 1'.F16]);0;IF([$'Homographique niveau 1'.F16]=[.F54];1;-0.5))" office:value-type="float" office:value="0" calcext:value-type="float">
            <text:p>0</text:p>
          </table:table-cell>
          <table:table-cell table:style-name="ce485" table:formula="of:=IF(ISBLANK([$'Homographique niveau 1'.K16]);0;IF([$'Homographique niveau 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34" calcext:value-type="float" table:number-columns-spanned="7" table:number-rows-spanned="1">
            <text:p>34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iveau 1'.H17]);0;IF([$'Homographique niveau 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iveau 1'.E18]);0;IF([$'Homographique niveau 1'.E18]=[.E56];1;-0.5))" office:value-type="float" office:value="0" calcext:value-type="float">
            <text:p>0</text:p>
          </table:table-cell>
          <table:table-cell table:style-name="ce485" table:formula="of:=IF(ISBLANK([$'Homographique niveau 1'.F18]);0;IF([$'Homographique niveau 1'.F18]=[.F56];1;-0.5))" office:value-type="float" office:value="0" calcext:value-type="float">
            <text:p>0</text:p>
          </table:table-cell>
          <table:table-cell table:style-name="ce485" table:formula="of:=IF(ISBLANK([$'Homographique niveau 1'.K18]);0;IF([$'Homographique niveau 1'.K18]=[.M56];1;-0.5))" office:value-type="float" office:value="0" calcext:value-type="float">
            <text:p>0</text:p>
          </table:table-cell>
          <table:table-cell table:style-name="ce485" table:formula="of:=IF(ISBLANK([$'Homographique niveau 1'.L18]);0;IF([$'Homographique niveau 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iveau 1'.F20]);0;IF([$'Homographique niveau 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iveau 1'.B21]);0;IF([$'Homographique niveau 1'.B21]=[.B59];1;-0.5))" office:value-type="float" office:value="0" calcext:value-type="float">
            <text:p>0</text:p>
          </table:table-cell>
          <table:table-cell table:style-name="ce490" table:formula="of:=IF(ISBLANK([$'Homographique niveau 1'.C21]);0;IF([$'Homographique niveau 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34" calcext:value-type="float" table:number-columns-spanned="5" table:number-rows-spanned="1">
            <text:p>34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iveau 1'.F22]);0;IF([$'Homographique niveau 1'.F22]=[.F60];1;-0.5))" office:value-type="float" office:value="0" calcext:value-type="float">
            <text:p>0</text:p>
          </table:table-cell>
          <table:table-cell table:style-name="ce490" table:formula="of:=IF(ISBLANK([$'Homographique niveau 1'.G22]);0;IF([$'Homographique niveau 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6" calcext:value-type="float">
            <text:p>6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iveau 1'.C24]);0;IF([$'Homographique niveau 1'.C24]=[.Y46];1;-0.5))" office:value-type="float" office:value="0" calcext:value-type="float">
            <text:p>0</text:p>
          </table:table-cell>
          <table:table-cell table:style-name="ce485" table:formula="of:=IF(ISBLANK([$'Homographique niveau 1'.F24]);0;IF([$'Homographique niveau 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396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- " calcext:value-type="string">
            <text:p><text:s/>- </text:p>
          </table:table-cell>
          <table:table-cell table:formula="of:=ABS([.Z65])" office:value-type="float" office:value="3" calcext:value-type="float">
            <text:p>3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4 x - 3" calcext:value-type="string">
            <text:p>4 x - 3</text:p>
          </table:table-cell>
          <table:table-cell/>
          <table:table-cell table:style-name="ce422" table:formula="of:=INDEX([.AQ2:.AQ26];[.BA2])" office:value-type="float" office:value="4" calcext:value-type="float">
            <text:p>4</text:p>
          </table:table-cell>
          <table:table-cell table:style-name="ce422" table:formula="of:=INDEX([.AR2:.AR26];[.BA2]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7 x + 3" calcext:value-type="string">
            <text:p>7 x + 3</text:p>
          </table:table-cell>
          <table:table-cell/>
          <table:table-cell table:style-name="ce422" table:formula="of:=INDEX([.AS2:.AS26];[.BA2])" office:value-type="float" office:value="7" calcext:value-type="float">
            <text:p>7</text:p>
          </table:table-cell>
          <table:table-cell table:style-name="ce422" table:formula="of:=INDEX([.AT2:.AT26];[.BA2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12" calcext:value-type="float">
            <text:p>12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0.571428571428571" calcext:value-type="float">
            <text:p>4/7 <text:s text:c="3"/></text:p>
          </table:table-cell>
          <table:table-cell table:style-name="ce493" table:formula="of:=([.Z65]*[.Y67]-[.Y65]*[.Z67])/[.Y67]" office:value-type="float" office:value="-4.71428571428571" calcext:value-type="float">
            <text:p>-33/7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-" calcext:value-type="string">
            <text:p>-</text:p>
          </table:table-cell>
          <table:table-cell table:formula="of:=ABS([.Z65])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15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iveau 2'.B7]);0;IF([$'Homographique niveau 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iveau 2'.J7]);0;IF([$'Homographique niveau 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15"/>
          <table:table-cell table:style-name="ce485"/>
          <table:table-cell table:style-name="ce485" table:formula="of:=IF(ISBLANK([$'Homographique niveau 2'.D8]);0;IF([$'Homographique niveau 2'.D8]=[.D70];1;-0.5))" office:value-type="float" office:value="0" calcext:value-type="float">
            <text:p>0</text:p>
          </table:table-cell>
          <table:table-cell table:style-name="ce485" table:formula="of:=IF(ISBLANK([$'Homographique niveau 2'.F8]);0;IF([$'Homographique niveau 2'.F8]=[.F70];1;-0.5))" office:value-type="float" office:value="0" calcext:value-type="float">
            <text:p>0</text:p>
          </table:table-cell>
          <table:table-cell table:style-name="ce485" table:formula="of:=IF(ISBLANK([$'Homographique niveau 2'.G8]);0;IF([$'Homographique niveau 2'.G8]=[.G70];1;-0.5))" office:value-type="float" office:value="0" calcext:value-type="float">
            <text:p>0</text:p>
          </table:table-cell>
          <table:table-cell table:style-name="ce485" table:formula="of:=IF(ISBLANK([$'Homographique niveau 2'.I8]);0;IF([$'Homographique niveau 2'.I8]=[.I70];1;-0.5))" office:value-type="float" office:value="0" calcext:value-type="float">
            <text:p>0</text:p>
          </table:table-cell>
          <table:table-cell table:style-name="ce485" table:formula="of:=IF(ISBLANK([$'Homographique niveau 2'.K8]);0;IF([$'Homographique niveau 2'.K8]=[.K70];1;-0.5))" office:value-type="float" office:value="0" calcext:value-type="float">
            <text:p>0</text:p>
          </table:table-cell>
          <table:table-cell table:style-name="ce485" table:formula="of:=IF(ISBLANK([$'Homographique niveau 2'.L8]);0;IF([$'Homographique niveau 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321"/>
          <table:table-cell table:style-name="ce485" table:formula="of:=IF(ISBLANK([$'Homographique niveau 2'.B9]);0;IF([$'Homographique niveau 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iveau 2'.J9]);0;IF([$'Homographique niveau 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33" calcext:value-type="float">
            <text:p>33</text:p>
          </table:table-cell>
          <table:table-cell table:style-name="ce395" table:number-columns-repeated="2"/>
          <table:table-cell table:number-columns-repeated="9"/>
          <table:covered-table-cell table:style-name="ce321"/>
          <table:table-cell table:style-name="ce485" table:number-columns-repeated="2"/>
          <table:table-cell table:style-name="ce485" table:formula="of:=IF(ISBLANK([$'Homographique niveau 2'.E11]);0;IF([$'Homographique niveau 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iveau 2'.G11]);0;IF([$'Homographique niveau 2'.G11]=[.G73];1;-0.5))" office:value-type="float" office:value="0" calcext:value-type="float">
            <text:p>0</text:p>
          </table:table-cell>
          <table:table-cell table:style-name="ce485" table:formula="of:=IF(ISBLANK([$'Homographique niveau 2'.H11]);0;IF([$'Homographique niveau 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iveau 2'.B13]);0;IF([$'Homographique niveau 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iveau 2'.J13]);0;IF([$'Homographique niveau 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iveau 2'.D14]);0;IF([$'Homographique niveau 2'.D14]=[.D76];1;-0.5))" office:value-type="float" office:value="0" calcext:value-type="float">
            <text:p>0</text:p>
          </table:table-cell>
          <table:table-cell table:style-name="ce422" table:formula="of:=IF(ISBLANK([$'Homographique niveau 2'.F14]);0;IF([$'Homographique niveau 2'.F14]=[.F76];1;-0.5))" office:value-type="float" office:value="0" calcext:value-type="float">
            <text:p>0</text:p>
          </table:table-cell>
          <table:table-cell table:style-name="ce422" table:formula="of:=IF(ISBLANK([$'Homographique niveau 2'.G14]);0;IF([$'Homographique niveau 2'.G14]=[.G76];1;-0.5))" office:value-type="float" office:value="0" calcext:value-type="float">
            <text:p>0</text:p>
          </table:table-cell>
          <table:table-cell table:style-name="ce422" table:formula="of:=IF(ISBLANK([$'Homographique niveau 2'.I14]);0;IF([$'Homographique niveau 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321"/>
          <table:table-cell table:style-name="ce422" table:formula="of:=IF(ISBLANK([$'Homographique niveau 2'.B15]);0;IF([$'Homographique niveau 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iveau 2'.J15]);0;IF([$'Homographique niveau 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321"/>
          <table:table-cell table:style-name="ce422" table:number-columns-repeated="2"/>
          <table:table-cell table:style-name="ce422" table:formula="of:=IF(ISBLANK([$'Homographique niveau 2'.E17]);0;IF([$'Homographique niveau 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iveau 2'.G17]);0;IF([$'Homographique niveau 2'.G17]=[.G79];1;-0.5))" office:value-type="float" office:value="0" calcext:value-type="float">
            <text:p>0</text:p>
          </table:table-cell>
          <table:table-cell table:style-name="ce422" table:formula="of:=IF(ISBLANK([$'Homographique niveau 2'.H17]);0;IF([$'Homographique niveau 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21" table:number-columns-repeated="2"/>
          <table:table-cell table:style-name="ce395"/>
          <table:table-cell table:number-columns-repeated="16"/>
          <table:table-cell table:style-name="ce515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iveau 2'.C19]);0;IF([$'Homographique niveau 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iveau 2'.H19]);0;IF([$'Homographique niveau 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 table:style-name="ce321" table:number-columns-repeated="2"/>
          <table:table-cell table:number-columns-repeated="2"/>
          <table:table-cell table:formula="of:=ABS(-[.Y65]*[.Z67]+[.Z65]*[.Y67])" office:value-type="float" office:value="33" calcext:value-type="float">
            <text:p>33</text:p>
          </table:table-cell>
          <table:table-cell table:number-columns-repeated="13"/>
          <table:covered-table-cell table:style-name="ce486"/>
          <table:table-cell table:style-name="ce491" table:formula="of:=IF([$'Homographique niveau 2'.B20]=[.B82];1;-0.5)" office:value-type="float" office:value="1" calcext:value-type="float">
            <text:p>1</text:p>
          </table:table-cell>
          <table:table-cell table:style-name="ce485"/>
          <table:table-cell table:style-name="ce485" table:formula="of:=IF(ISBLANK([$'Homographique niveau 2'.D20]);0;IF([$'Homographique niveau 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1" calcext:value-type="float">
            <text:p>1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321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iveau 2'.C21]);0;IF([$'Homographique niveau 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iveau 2'.E21]);0;IF([$'Homographique niveau 2'.E21]=[.E83];1;-0.5))" office:value-type="float" office:value="0" calcext:value-type="float">
            <text:p>0</text:p>
          </table:table-cell>
          <table:table-cell table:style-name="ce485" table:formula="of:=IF(ISBLANK([$'Homographique niveau 2'.G21]);0;IF([$'Homographique niveau 2'.G21]=[.G83];1;-0.5))" office:value-type="float" office:value="0" calcext:value-type="float">
            <text:p>0</text:p>
          </table:table-cell>
          <table:table-cell table:style-name="ce485" table:formula="of:=IF(ISBLANK([$'Homographique niveau 2'.I21]);0;IF([$'Homographique niveau 2'.I21]=[.I83];1;-0.5))" office:value-type="float" office:value="0" calcext:value-type="float">
            <text:p>0</text:p>
          </table:table-cell>
          <table:table-cell table:style-name="ce485" table:formula="of:=IF(ISBLANK([$'Homographique niveau 2'.J21]);0;IF([$'Homographique niveau 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style-name="ce397"/>
          <table:table-cell table:formula="of:=[.Y67]" office:value-type="float" office:value="7" calcext:value-type="float">
            <text:p>7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iveau 2'.D23]);0;IF([$'Homographique niveau 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iveau 2'.H23]);0;IF([$'Homographique niveau 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iveau 2'.C24]=[.B86];1;-0.5)" office:value-type="float" office:value="1" calcext:value-type="float">
            <text:p>1</text:p>
          </table:table-cell>
          <table:table-cell table:style-name="ce490" table:number-columns-repeated="2"/>
          <table:table-cell table:style-name="ce422"/>
          <table:table-cell table:style-name="ce490" table:formula="of:=IF([$'Homographique niveau 2'.G24]=[.F86];1;-0.5)" office:value-type="float" office:value="-0.5" calcext:value-type="float">
            <text:p>-0,5</text:p>
          </table:table-cell>
          <table:table-cell table:style-name="ce422" table:number-columns-repeated="2"/>
          <table:table-cell table:style-name="ce422" table:formula="of:=SUM([.W84:.AC84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/>
          <table:table-cell table:style-name="ce397"/>
          <table:table-cell/>
          <table:table-cell table:formula="of:=ABS(-[.Y65]*[.Z67]+[.Z65]*[.Y67])" office:value-type="float" office:value="33" calcext:value-type="float">
            <text:p>33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iveau 2'.D25]);0;IF([$'Homographique niveau 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iveau 2'.H25]);0;IF([$'Homographique niveau 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321"/>
          <table:table-cell table:style-name="ce437" office:value-type="string" calcext:value-type="string">
            <text:p><text:span text:style-name="T8">B</text:span><text:span text:style-name="T9"> =</text:span></text:p>
          </table:table-cell>
          <table:table-cell table:formula="of:=IF(-[.Y65]*[.Z67]+[.Z65]*[.Y67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number-columns-repeated="3"/>
          <table:table-cell table:style-name="ce397" table:formula="of:=[.Y67]" office:value-type="float" office:value="7" calcext:value-type="float">
            <text:p>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96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300" office:value-type="string" calcext:value-type="string">
            <text:p>Rang</text:p>
          </table:table-cell>
          <table:table-cell table:style-name="ce300" table:number-columns-spanned="6" table:number-rows-spanned="1"/>
          <table:covered-table-cell table:number-columns-repeated="5" table:style-name="ce300"/>
          <table:table-cell table:style-name="ce300" office:value-type="string" calcext:value-type="string" table:number-columns-spanned="4" table:number-rows-spanned="1">
            <text:p>Calcul</text:p>
          </table:table-cell>
          <table:covered-table-cell table:number-columns-repeated="2" table:style-name="ce300"/>
          <table:covered-table-cell table:style-name="Default"/>
          <table:table-cell table:style-name="ce300" office:value-type="string" calcext:value-type="string" table:number-columns-spanned="5" table:number-rows-spanned="1">
            <text:p>Résultat</text:p>
          </table:table-cell>
          <table:covered-table-cell table:style-name="ce321"/>
          <table:covered-table-cell table:number-columns-repeated="3"/>
          <table:table-cell table:style-name="ce300" office:value-type="string" calcext:value-type="string">
            <text:p>choix</text:p>
          </table:table-cell>
          <table:table-cell table:style-name="ce321"/>
          <table:table-cell table:number-columns-repeated="1005"/>
          <table:table-cell table:style-name="ce295"/>
        </table:table-row>
        <table:table-row table:style-name="ro3">
          <table:table-cell table:style-name="ce404" table:formula="of:=RANDBETWEEN(1;1000000)" office:value-type="float" office:value="881474" calcext:value-type="float">
            <text:p>881474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3" calcext:value-type="float">
            <text:p>3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3" calcext:value-type="string" table:number-columns-spanned="4" table:number-rows-spanned="1">
            <text:p>|x| = 3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3" calcext:value-type="float">
            <text:p>-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3" calcext:value-type="float">
            <text:p>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2" calcext:value-type="float">
            <text:p>2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193706" calcext:value-type="float">
            <text:p>193706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10" calcext:value-type="float">
            <text:p>10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8" calcext:value-type="float">
            <text:p>8</text:p>
          </table:table-cell>
          <table:table-cell table:style-name="ce404" table:formula="of:=COM.MICROSOFT.CONCAT([.B96:.G96])" office:value-type="string" office:string-value="|x - 10| = 8" calcext:value-type="string" table:number-columns-spanned="4" table:number-rows-spanned="1">
            <text:p>|x - 10| = 8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2" calcext:value-type="float">
            <text:p>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8" calcext:value-type="float">
            <text:p>18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6" calcext:value-type="float">
            <text:p>6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223263" calcext:value-type="float">
            <text:p>223263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5" calcext:value-type="float">
            <text:p>5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3" calcext:value-type="float">
            <text:p>13</text:p>
          </table:table-cell>
          <table:table-cell table:style-name="ce404" table:formula="of:=COM.MICROSOFT.CONCAT([.B97:.G97])" office:value-type="string" office:string-value="|x + 5| = 13" calcext:value-type="string" table:number-columns-spanned="4" table:number-rows-spanned="1">
            <text:p>|x + 5| = 13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18" calcext:value-type="float">
            <text:p>-18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8" calcext:value-type="float">
            <text:p>8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717684" calcext:value-type="float">
            <text:p>717684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14" calcext:value-type="float">
            <text:p>14</text:p>
          </table:table-cell>
          <table:table-cell table:style-name="ce404" office:value-type="string" calcext:value-type="string">
            <text:p>-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2" calcext:value-type="float">
            <text:p>12</text:p>
          </table:table-cell>
          <table:table-cell table:style-name="ce404" table:formula="of:=COM.MICROSOFT.CONCAT([.B98:.G98])" office:value-type="string" office:string-value="|14-x| = 12" calcext:value-type="string" table:number-columns-spanned="4" table:number-rows-spanned="1">
            <text:p>|14-x| = 12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2" calcext:value-type="float">
            <text:p>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26" calcext:value-type="float">
            <text:p>26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3" calcext:value-type="float">
            <text:p>3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506846" calcext:value-type="float">
            <text:p>506846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3" calcext:value-type="float">
            <text:p>13</text:p>
          </table:table-cell>
          <table:table-cell table:style-name="ce404" office:value-type="string" calcext:value-type="string">
            <text:p>+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0" calcext:value-type="float">
            <text:p>10</text:p>
          </table:table-cell>
          <table:table-cell table:style-name="ce404" table:formula="of:=COM.MICROSOFT.CONCAT([.B99:.G99])" office:value-type="string" office:string-value="|13+x| = 10" calcext:value-type="string" table:number-columns-spanned="4" table:number-rows-spanned="1">
            <text:p>|13+x| = 10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23" calcext:value-type="float">
            <text:p>-2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-3" calcext:value-type="float">
            <text:p>-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4" calcext:value-type="float">
            <text:p>4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976432" calcext:value-type="float">
            <text:p>976432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4" calcext:value-type="float">
            <text:p>-4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4" calcext:value-type="string" table:number-columns-spanned="4" table:number-rows-spanned="1">
            <text:p>|x| = -4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1" calcext:value-type="float">
            <text:p>1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300" office:value-type="string" calcext:value-type="string">
            <text:p>Rang</text:p>
          </table:table-cell>
          <table:table-cell table:style-name="ce300" table:number-columns-spanned="10" table:number-rows-spanned="1"/>
          <table:covered-table-cell table:number-columns-repeated="9" table:style-name="ce300"/>
          <table:table-cell table:style-name="ce300" table:number-columns-repeated="2"/>
          <table:table-cell table:style-name="ce300" office:value-type="string" calcext:value-type="string" table:number-columns-spanned="4" table:number-rows-spanned="1">
            <text:p>Calcul</text:p>
          </table:table-cell>
          <table:covered-table-cell table:number-columns-repeated="2" table:style-name="ce300"/>
          <table:covered-table-cell table:style-name="Default"/>
          <table:table-cell table:style-name="ce300" office:value-type="string" calcext:value-type="string" table:number-columns-spanned="5" table:number-rows-spanned="1">
            <text:p>Résultat</text:p>
          </table:table-cell>
          <table:covered-table-cell table:style-name="ce321"/>
          <table:covered-table-cell table:number-columns-repeated="3"/>
          <table:table-cell table:style-name="ce300" office:value-type="string" calcext:value-type="string">
            <text:p>choix</text:p>
          </table:table-cell>
          <table:table-cell table:style-name="ce321"/>
          <table:table-cell table:number-columns-repeated="999"/>
          <table:table-cell table:style-name="ce295"/>
        </table:table-row>
        <table:table-row table:style-name="ro3">
          <table:table-cell table:style-name="ce405" table:formula="of:=RANDBETWEEN(1;1000000)" office:value-type="float" office:value="589819" calcext:value-type="float">
            <text:p>589819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8" calcext:value-type="float">
            <text:p>8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8" calcext:value-type="string" table:number-columns-spanned="4" table:number-rows-spanned="1">
            <text:p>|x| &lt; 8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8" calcext:value-type="float">
            <text:p>-8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8" calcext:value-type="float">
            <text:p>8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4" calcext:value-type="float">
            <text:p>4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5" table:formula="of:=RANDBETWEEN(1;1000000)" office:value-type="float" office:value="753753" calcext:value-type="float">
            <text:p>753753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&gt;</text:p>
          </table:table-cell>
          <table:table-cell table:style-name="ce405" table:formula="of:=RANDBETWEEN(1;15)" office:value-type="float" office:value="6" calcext:value-type="float">
            <text:p>6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&gt;6" calcext:value-type="string" table:number-columns-spanned="4" table:number-rows-spanned="1">
            <text:p>|x|&gt;6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6" calcext:value-type="float">
            <text:p>-6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6" calcext:value-type="float">
            <text:p>6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5" table:formula="of:=RANDBETWEEN(1;1000000)" office:value-type="float" office:value="832375" calcext:value-type="float">
            <text:p>832375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≤</text:p>
          </table:table-cell>
          <table:table-cell table:style-name="ce405" table:formula="of:=RANDBETWEEN(1;15)" office:value-type="float" office:value="3" calcext:value-type="float">
            <text:p>3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≤3" calcext:value-type="string" table:number-columns-spanned="4" table:number-rows-spanned="1">
            <text:p>|x|≤3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3" calcext:value-type="float">
            <text:p>-3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3" calcext:value-type="float">
            <text:p>3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5" table:formula="of:=RANDBETWEEN(1;1000000)" office:value-type="float" office:value="486976" calcext:value-type="float">
            <text:p>48697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≥</text:p>
          </table:table-cell>
          <table:table-cell table:style-name="ce405" table:formula="of:=RANDBETWEEN(1;15)" office:value-type="float" office:value="9" calcext:value-type="float">
            <text:p>9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≥9" calcext:value-type="string" table:number-columns-spanned="4" table:number-rows-spanned="1">
            <text:p>|x|≥9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9" calcext:value-type="float">
            <text:p>-9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9" calcext:value-type="float">
            <text:p>9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5" calcext:value-type="float">
            <text:p>5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5" table:formula="of:=RANDBETWEEN(1;1000000)" office:value-type="float" office:value="332477" calcext:value-type="float">
            <text:p>332477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9" calcext:value-type="float">
            <text:p>-9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9" calcext:value-type="string" table:number-columns-spanned="4" table:number-rows-spanned="1">
            <text:p>|x| &lt; -9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9" calcext:value-type="float">
            <text:p>9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9" calcext:value-type="float">
            <text:p>-9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5" table:formula="of:=RANDBETWEEN(1;1000000)" office:value-type="float" office:value="924252" calcext:value-type="float">
            <text:p>924252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6" calcext:value-type="float">
            <text:p>-6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6" calcext:value-type="string" table:number-columns-spanned="4" table:number-rows-spanned="1">
            <text:p>|x| &gt; -6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1" calcext:value-type="float">
            <text:p>1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300" office:value-type="string" calcext:value-type="string">
            <text:p>Rang</text:p>
          </table:table-cell>
          <table:table-cell table:style-name="ce300" table:number-columns-spanned="10" table:number-rows-spanned="1"/>
          <table:covered-table-cell table:number-columns-repeated="9" table:style-name="ce300"/>
          <table:table-cell table:style-name="ce300" table:number-columns-repeated="2"/>
          <table:table-cell table:style-name="ce300" office:value-type="string" calcext:value-type="string" table:number-columns-spanned="4" table:number-rows-spanned="1">
            <text:p>Calcul</text:p>
          </table:table-cell>
          <table:covered-table-cell table:number-columns-repeated="2" table:style-name="ce300"/>
          <table:covered-table-cell table:style-name="Default"/>
          <table:table-cell table:style-name="ce300" office:value-type="string" calcext:value-type="string" table:number-columns-spanned="5" table:number-rows-spanned="1">
            <text:p>Résultat</text:p>
          </table:table-cell>
          <table:covered-table-cell table:style-name="ce321"/>
          <table:covered-table-cell table:number-columns-repeated="3"/>
          <table:table-cell table:style-name="ce300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681559" calcext:value-type="float">
            <text:p>681559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table:formula="of:=COM.MICROSOFT.CONCAT([.B112:.G112])" office:value-type="string" office:string-value="|x - 3| &lt; 14" calcext:value-type="string" table:number-columns-spanned="4" table:number-rows-spanned="1">
            <text:p>|x - 3| &lt; 14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-11" calcext:value-type="float">
            <text:p>-11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17" calcext:value-type="float">
            <text:p>17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2" calcext:value-type="float">
            <text:p>2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172848" calcext:value-type="float">
            <text:p>17284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-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table:formula="of:=COM.MICROSOFT.CONCAT([.B113:.G113])" office:value-type="string" office:string-value="|x-5| ≤ 2" calcext:value-type="string" table:number-columns-spanned="4" table:number-rows-spanned="1">
            <text:p>|x-5| ≤ 2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3" calcext:value-type="float">
            <text:p>3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7" calcext:value-type="float">
            <text:p>7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11" calcext:value-type="float">
            <text:p>11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473438" calcext:value-type="float">
            <text:p>47343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table:formula="of:=COM.MICROSOFT.CONCAT([.B114:.G114])" office:value-type="string" office:string-value="|x + 10| &lt; 11" calcext:value-type="string" table:number-columns-spanned="4" table:number-rows-spanned="1">
            <text:p>|x + 10| &lt; 11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21" calcext:value-type="float">
            <text:p>-21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1" calcext:value-type="float">
            <text:p>1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7" calcext:value-type="float">
            <text:p>7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43974" calcext:value-type="float">
            <text:p>4397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table:formula="of:=COM.MICROSOFT.CONCAT([.B115:.G115])" office:value-type="string" office:string-value="|x + 3| ≤ 4" calcext:value-type="string" table:number-columns-spanned="4" table:number-rows-spanned="1">
            <text:p>|x + 3| ≤ 4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7" calcext:value-type="float">
            <text:p>-7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1" calcext:value-type="float">
            <text:p>1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12" calcext:value-type="float">
            <text:p>12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442637" calcext:value-type="float">
            <text:p>442637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6:.G116])" office:value-type="string" office:string-value="|15-x| &gt; 3" calcext:value-type="string" table:number-columns-spanned="4" table:number-rows-spanned="1">
            <text:p>|15-x| &gt;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12" calcext:value-type="float">
            <text:p>12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18" calcext:value-type="float">
            <text:p>18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8" calcext:value-type="float">
            <text:p>8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508331" calcext:value-type="float">
            <text:p>508331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5" calcext:value-type="float">
            <text:p>15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7" calcext:value-type="float">
            <text:p>7</text:p>
          </table:table-cell>
          <table:table-cell table:style-name="ce407" table:formula="of:=COM.MICROSOFT.CONCAT([.B117:.G117])" office:value-type="string" office:string-value="|15-x| ≥ 7" calcext:value-type="string" table:number-columns-spanned="4" table:number-rows-spanned="1">
            <text:p>|15-x| ≥ 7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8" calcext:value-type="float">
            <text:p>8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22" calcext:value-type="float">
            <text:p>22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6" calcext:value-type="float">
            <text:p>6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184109" calcext:value-type="float">
            <text:p>184109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5" calcext:value-type="float">
            <text:p>5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table:formula="of:=COM.MICROSOFT.CONCAT([.B118:.G118])" office:value-type="string" office:string-value="|5+x| &gt; 4" calcext:value-type="string" table:number-columns-spanned="4" table:number-rows-spanned="1">
            <text:p>|5+x| &gt; 4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9" calcext:value-type="float">
            <text:p>-9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-1" calcext:value-type="float">
            <text:p>-1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10" calcext:value-type="float">
            <text:p>10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568454" calcext:value-type="float">
            <text:p>568454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4" calcext:value-type="float">
            <text:p>14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table:formula="of:=COM.MICROSOFT.CONCAT([.B119:.G119])" office:value-type="string" office:string-value="|14+x| ≥ 2" calcext:value-type="string" table:number-columns-spanned="4" table:number-rows-spanned="1">
            <text:p>|14+x| ≥ 2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16" calcext:value-type="float">
            <text:p>-16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-12" calcext:value-type="float">
            <text:p>-12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3" calcext:value-type="float">
            <text:p>3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514731" calcext:value-type="float">
            <text:p>514731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2" calcext:value-type="float">
            <text:p>-2</text:p>
          </table:table-cell>
          <table:table-cell table:style-name="ce407" table:formula="of:=COM.MICROSOFT.CONCAT([.B120:.G120])" office:value-type="string" office:string-value="|x - 4| &lt; -2" calcext:value-type="string" table:number-columns-spanned="4" table:number-rows-spanned="1">
            <text:p>|x - 4| &lt; -2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5" calcext:value-type="float">
            <text:p>5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341006" calcext:value-type="float">
            <text:p>341006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-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-15" calcext:value-type="float">
            <text:p>-15</text:p>
          </table:table-cell>
          <table:table-cell table:style-name="ce407" table:formula="of:=COM.MICROSOFT.CONCAT([.B121:.G121])" office:value-type="string" office:string-value="|x-15| ≤ -15" calcext:value-type="string" table:number-columns-spanned="4" table:number-rows-spanned="1">
            <text:p>|x-15| ≤ -15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9" calcext:value-type="float">
            <text:p>9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523503" calcext:value-type="float">
            <text:p>523503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2" calcext:value-type="float">
            <text:p>-2</text:p>
          </table:table-cell>
          <table:table-cell table:style-name="ce407" table:formula="of:=COM.MICROSOFT.CONCAT([.B122:.G122])" office:value-type="string" office:string-value="|x + 14| &gt; -2" calcext:value-type="string" table:number-columns-spanned="4" table:number-rows-spanned="1">
            <text:p>|x + 14| &gt; -2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4" calcext:value-type="float">
            <text:p>4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295"/>
        </table:table-row>
        <table:table-row table:style-name="ro3">
          <table:table-cell table:style-name="ce407" table:formula="of:=RANDBETWEEN(1;1000000)" office:value-type="float" office:value="843278" calcext:value-type="float">
            <text:p>84327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14" calcext:value-type="float">
            <text:p>-14</text:p>
          </table:table-cell>
          <table:table-cell table:style-name="ce407" table:formula="of:=COM.MICROSOFT.CONCAT([.B123:.G123])" office:value-type="string" office:string-value="|x + 10| ≥ -14" calcext:value-type="string" table:number-columns-spanned="4" table:number-rows-spanned="1">
            <text:p>|x + 10| ≥ -14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1" calcext:value-type="float">
            <text:p>1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295"/>
        </table:table-row>
        <table:table-row table:style-name="ro8">
          <table:table-cell table:number-columns-repeated="1024"/>
        </table:table-row>
        <table:table-row table:style-name="ro8">
          <table:table-cell table:style-name="ce304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x - 10| = 8" calcext:value-type="string" table:number-columns-spanned="3" table:number-rows-spanned="1">
            <text:p>|x - 10| = 8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326"/>
        </table:table-row>
        <table:table-row table:style-name="ro8">
          <table:table-cell table:style-name="ce306" office:value-type="string" calcext:value-type="string" table:number-columns-spanned="3" table:number-rows-spanned="1">
            <text:p>Réponse</text:p>
          </table:table-cell>
          <table:covered-table-cell table:style-name="ce315"/>
          <table:covered-table-cell table:style-name="ce326"/>
          <table:table-cell table:style-name="ce431" table:formula="of:=IF(INDEX([$Données.L$95:$Données.L$100];[$Données.$Q$95])=&quot;&quot;;&quot;&quot;;INDEX([$Données.L$95:$Données.L$100];[$Données.$Q$95]))" office:value-type="string" office:string-value="{" calcext:value-type="string">
            <text:p>{</text:p>
          </table:table-cell>
          <table:table-cell table:style-name="ce439" table:formula="of:=IF(INDEX([$Données.M$95:$Données.M$100];[$Données.$Q$95])=&quot;&quot;;&quot;&quot;;INDEX([$Données.M$95:$Données.M$100];[$Données.$Q$95]))" office:value-type="float" office:value="2" calcext:value-type="float">
            <text:p>2</text:p>
          </table:table-cell>
          <table:table-cell table:style-name="ce451" table:formula="of:=IF(INDEX([$Données.N$95:$Données.N$100];[$Données.$Q$95])=&quot;&quot;;&quot;&quot;;INDEX([$Données.N$95:$Données.N$100];[$Données.$Q$95]))" office:value-type="string" office:string-value=";" calcext:value-type="string">
            <text:p>;</text:p>
          </table:table-cell>
          <table:table-cell table:style-name="ce439" table:formula="of:=IF(INDEX([$Données.O$95:$Données.O$100];[$Données.$Q$95])=&quot;&quot;;&quot;&quot;;INDEX([$Données.O$95:$Données.O$100];[$Données.$Q$95]))" office:value-type="float" office:value="18" calcext:value-type="float">
            <text:p>18</text:p>
          </table:table-cell>
          <table:table-cell table:style-name="ce460" table:formula="of:=IF(INDEX([$Données.P$95:$Données.P$100];[$Données.$Q$95])=&quot;&quot;;&quot;&quot;;INDEX([$Données.P$95:$Données.P$100];[$Données.$Q$95]))" office:value-type="string" office:string-value="}" calcext:value-type="string">
            <text:p>}</text:p>
          </table:table-cell>
          <table:table-cell table:style-name="ce422" table:formula="of:=5-COUNTBLANK([.D126:.H126])" office:value-type="float" office:value="5" calcext:value-type="float">
            <text:p>5</text:p>
          </table:table-cell>
          <table:table-cell table:style-name="ce354" table:formula="of:=SUM([.I126];[.O129];[.O132])" office:value-type="float" office:value="21" calcext:value-type="float" table:number-columns-spanned="3" table:number-rows-spanned="1">
            <text:p>21</text:p>
          </table:table-cell>
          <table:covered-table-cell table:style-name="ce356"/>
          <table:covered-table-cell table:style-name="ce377"/>
          <table:table-cell table:style-name="ce326"/>
          <table:table-cell table:style-name="ce315"/>
          <table:table-cell table:number-columns-repeated="1009"/>
          <table:table-cell table:style-name="ce326"/>
        </table:table-row>
        <table:table-row table:style-name="ro8">
          <table:table-cell table:style-name="ce293" table:number-columns-repeated="8"/>
          <table:table-cell table:style-name="ce315" table:number-columns-repeated="6"/>
          <table:table-cell table:number-columns-repeated="1009"/>
          <table:table-cell table:style-name="ce326"/>
        </table:table-row>
        <table:table-row table:style-name="ro8">
          <table:table-cell table:style-name="ce30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349" table:formula="of:=INDEX([$Données.$H$105:.$H$110];[$Données.W105])" office:value-type="string" office:string-value="|x|≥9" calcext:value-type="string" table:number-columns-spanned="4" table:number-rows-spanned="1">
            <text:p>|x|≥9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349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326"/>
        </table:table-row>
        <table:table-row table:style-name="ro8">
          <table:table-cell table:style-name="ce306" office:value-type="string" calcext:value-type="string" table:number-columns-spanned="3" table:number-rows-spanned="1">
            <text:p>Réponse</text:p>
          </table:table-cell>
          <table:covered-table-cell table:style-name="ce315"/>
          <table:covered-table-cell table:style-name="ce326"/>
          <table:table-cell table:style-name="ce433" table:formula="of:=IF(INDEX([$Données.L$105:$Données.L$123];[$Données.$W$105])=&quot;&quot;;&quot;&quot;;INDEX([$Données.L$105:$Données.L$123];[$Données.$W$105]))" office:value-type="string" office:string-value="]" calcext:value-type="string">
            <text:p>]</text:p>
          </table:table-cell>
          <table:table-cell table:style-name="ce440" table:formula="of:=IF(INDEX([$Données.M$105:$Données.M$123];[$Données.$W$105])=&quot;&quot;;&quot;&quot;;INDEX([$Données.M$105:$Données.M$123];[$Données.$W$105]))" office:value-type="string" office:string-value="-∞" calcext:value-type="string">
            <text:p>-∞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9" calcext:value-type="float">
            <text:p>-9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62" table:formula="of:=IF(INDEX([$Données.Q$105:$Données.Q$123];[$Données.$W$105])=&quot;&quot;;&quot;&quot;;INDEX([$Données.Q$105:$Données.Q$123];[$Données.$W$105]))" office:value-type="string" office:string-value="" calcext:value-type="string">
            <text:p></text:p>
          </table:table-cell>
          <table:table-cell table:style-name="ce441" table:formula="of:=IF(INDEX([$Données.R$105:$Données.R$123];[$Données.$W$105])=&quot;&quot;;&quot;&quot;;INDEX([$Données.R$105:$Données.R$123];[$Données.$W$105]))" office:value-type="string" office:string-value="[" calcext:value-type="string">
            <text:p>[</text:p>
          </table:table-cell>
          <table:table-cell table:style-name="ce441" table:formula="of:=IF(INDEX([$Données.S$105:$Données.S$123];[$Données.$W$105])=&quot;&quot;;&quot;&quot;;INDEX([$Données.S$105:$Données.S$123];[$Données.$W$105]))" office:value-type="float" office:value="9" calcext:value-type="float">
            <text:p>9</text:p>
          </table:table-cell>
          <table:table-cell table:style-name="ce441" table:formula="of:=IF(INDEX([$Données.T$105:$Données.T$123];[$Données.$W$105])=&quot;&quot;;&quot;&quot;;INDEX([$Données.T$105:$Données.T$123];[$Données.$W$105]))" office:value-type="string" office:string-value=";" calcext:value-type="string">
            <text:p>;</text:p>
          </table:table-cell>
          <table:table-cell table:style-name="ce441" table:formula="of:=IF(INDEX([$Données.U$105:$Données.U$123];[$Données.$W$105])=&quot;&quot;;&quot;&quot;;INDEX([$Données.U$105:$Données.U$123];[$Données.$W$105]))" office:value-type="string" office:string-value="+∞" calcext:value-type="string">
            <text:p>+∞</text:p>
          </table:table-cell>
          <table:table-cell table:style-name="ce473" table:formula="of:=IF(INDEX([$Données.V$105:$Données.V$123];[$Données.$W$105])=&quot;&quot;;&quot;&quot;;INDEX([$Données.V$105:$Données.V$123];[$Données.$W$105]))" office:value-type="string" office:string-value="[" calcext:value-type="string">
            <text:p>[</text:p>
          </table:table-cell>
          <table:table-cell table:style-name="ce422" table:formula="of:=11-COUNTBLANK([.D129:.N129])" office:value-type="float" office:value="11" calcext:value-type="float">
            <text:p>11</text:p>
          </table:table-cell>
          <table:table-cell table:number-columns-repeated="1008"/>
          <table:table-cell table:style-name="ce326"/>
        </table:table-row>
        <table:table-row table:style-name="ro8">
          <table:table-cell table:style-name="ce306" office:value-type="string" calcext:value-type="string" table:number-columns-spanned="3" table:number-rows-spanned="1">
            <text:p>Réponse</text:p>
          </table:table-cell>
          <table:covered-table-cell table:style-name="ce315"/>
          <table:covered-table-cell table:style-name="ce326"/>
          <table:table-cell table:style-name="ce433" table:formula="of:=IF(INDEX([$Données.L$105:$Données.L$123];[$Données.$W$105])=&quot;&quot;;&quot;&quot;;INDEX([$Données.L$105:$Données.L$123];[$Données.$W$105]))" office:value-type="string" office:string-value="]" calcext:value-type="string">
            <text:p>]</text:p>
          </table:table-cell>
          <table:table-cell table:style-name="ce440" table:formula="of:=IF([.E129]=&quot;-∞&quot;;&quot;-infini&quot;;[.E129])" office:value-type="string" office:string-value="-infini" calcext:value-type="string">
            <text:p>-infini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9" calcext:value-type="float">
            <text:p>-9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41" table:formula="of:=IF([.I129]=&quot;&quot;;&quot;ou&quot;;[.I129])" office:value-type="string" office:string-value="ou" calcext:value-type="string">
            <text:p>ou</text:p>
          </table:table-cell>
          <table:table-cell table:style-name="ce441" table:formula="of:=IF(INDEX([$Données.R$105:$Données.R$123];[$Données.$W$105])=&quot;&quot;;&quot;&quot;;INDEX([$Données.R$105:$Données.R$123];[$Données.$W$105]))" office:value-type="string" office:string-value="[" calcext:value-type="string">
            <text:p>[</text:p>
          </table:table-cell>
          <table:table-cell table:style-name="ce441" table:formula="of:=IF(INDEX([$Données.S$105:$Données.S$123];[$Données.$W$105])=&quot;&quot;;&quot;&quot;;INDEX([$Données.S$105:$Données.S$123];[$Données.$W$105]))" office:value-type="float" office:value="9" calcext:value-type="float">
            <text:p>9</text:p>
          </table:table-cell>
          <table:table-cell table:style-name="ce441" table:formula="of:=IF(INDEX([$Données.T$105:$Données.T$123];[$Données.$W$105])=&quot;&quot;;&quot;&quot;;INDEX([$Données.T$105:$Données.T$123];[$Données.$W$105]))" office:value-type="string" office:string-value=";" calcext:value-type="string">
            <text:p>;</text:p>
          </table:table-cell>
          <table:table-cell table:style-name="ce441" table:formula="of:=IF([.M129]=&quot;+∞&quot;;&quot;+infini&quot;;[.M129])" office:value-type="string" office:string-value="+infini" calcext:value-type="string">
            <text:p>+infini</text:p>
          </table:table-cell>
          <table:table-cell table:style-name="ce473" table:formula="of:=IF(INDEX([$Données.V$105:$Données.V$123];[$Données.$W$105])=&quot;&quot;;&quot;&quot;;INDEX([$Données.V$105:$Données.V$123];[$Données.$W$105]))" office:value-type="string" office:string-value="[" calcext:value-type="string">
            <text:p>[</text:p>
          </table:table-cell>
          <table:table-cell table:number-columns-repeated="1009"/>
          <table:table-cell table:style-name="ce326"/>
        </table:table-row>
        <table:table-row table:style-name="ro8">
          <table:table-cell table:style-name="ce30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326"/>
          <table:table-cell table:style-name="ce349" table:formula="of:=INDEX([$Données.$H$112:$Données.$H$123];[$Données.W112])" office:value-type="string" office:string-value="|x-5| ≤ 2" calcext:value-type="string" table:number-columns-spanned="4" table:number-rows-spanned="1">
            <text:p>|x-5| ≤ 2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349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326"/>
        </table:table-row>
        <table:table-row table:style-name="ro8">
          <table:table-cell table:style-name="ce306" office:value-type="string" calcext:value-type="string" table:number-columns-spanned="3" table:number-rows-spanned="1">
            <text:p>Réponse</text:p>
          </table:table-cell>
          <table:covered-table-cell table:style-name="ce315"/>
          <table:covered-table-cell table:style-name="ce326"/>
          <table:table-cell table:style-name="ce433" table:formula="of:=IF(INDEX([$Données.L$112:$Données.L$123];[$Données.$W$112])=&quot;&quot;;&quot;&quot;;INDEX([$Données.L$112:$Données.L$123];[$Données.$W$112]))" office:value-type="string" office:string-value="[" calcext:value-type="string">
            <text:p>[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float" office:value="3" calcext:value-type="float">
            <text:p>3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7" calcext:value-type="float">
            <text:p>7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>
            <text:p/>
          </table:table-cell>
          <table:table-cell table:style-name="ce441" table:formula="of:=IF(INDEX([$Données.R$112:$Données.R$123];[$Données.$W$112])=&quot;&quot;;&quot;&quot;;INDEX([$Données.R$112:$Données.R$123];[$Données.$W$112]))">
            <text:p/>
          </table:table-cell>
          <table:table-cell table:style-name="ce441" table:formula="of:=IF(INDEX([$Données.S$112:$Données.S$123];[$Données.$W$112])=&quot;&quot;;&quot;&quot;;INDEX([$Données.S$112:$Données.S$123];[$Données.$W$112]))">
            <text:p/>
          </table:table-cell>
          <table:table-cell table:style-name="ce441" table:formula="of:=IF(INDEX([$Données.T$112:$Données.T$123];[$Données.$W$112])=&quot;&quot;;&quot;&quot;;INDEX([$Données.T$112:$Données.T$123];[$Données.$W$112]))">
            <text:p/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>
            <text:p/>
          </table:table-cell>
          <table:table-cell table:style-name="ce422" table:formula="of:=11-COUNTBLANK([.D132:.N132])" office:value-type="float" office:value="5" calcext:value-type="float">
            <text:p>5</text:p>
          </table:table-cell>
          <table:table-cell table:number-columns-repeated="1008"/>
          <table:table-cell table:style-name="ce326"/>
        </table:table-row>
        <table:table-row table:style-name="ro8">
          <table:table-cell table:style-name="ce306" office:value-type="string" calcext:value-type="string" table:number-columns-spanned="3" table:number-rows-spanned="1">
            <text:p>Réponse</text:p>
          </table:table-cell>
          <table:covered-table-cell table:style-name="ce315"/>
          <table:covered-table-cell table:style-name="ce326"/>
          <table:table-cell table:style-name="ce433" table:formula="of:=IF(INDEX([$Données.L$112:$Données.L$123];[$Données.$W$112])=&quot;&quot;;&quot;&quot;;INDEX([$Données.L$112:$Données.L$123];[$Données.$W$112]))" office:value-type="string" office:string-value="[" calcext:value-type="string">
            <text:p>[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float" office:value="3" calcext:value-type="float">
            <text:p>3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7" calcext:value-type="float">
            <text:p>7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>
            <text:p/>
          </table:table-cell>
          <table:table-cell table:style-name="ce441" table:formula="of:=IF(INDEX([$Données.R$112:$Données.R$123];[$Données.$W$112])=&quot;&quot;;&quot;&quot;;INDEX([$Données.R$112:$Données.R$123];[$Données.$W$112]))">
            <text:p/>
          </table:table-cell>
          <table:table-cell table:style-name="ce441" table:formula="of:=IF(INDEX([$Données.S$112:$Données.S$123];[$Données.$W$112])=&quot;&quot;;&quot;&quot;;INDEX([$Données.S$112:$Données.S$123];[$Données.$W$112]))">
            <text:p/>
          </table:table-cell>
          <table:table-cell table:style-name="ce441" table:formula="of:=IF(INDEX([$Données.T$112:$Données.T$123];[$Données.$W$112])=&quot;&quot;;&quot;&quot;;INDEX([$Données.T$112:$Données.T$123];[$Données.$W$112]))">
            <text:p/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>
            <text:p/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315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300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x - 10| = 8" calcext:value-type="string">
            <text:p>|x - 10| = 8</text:p>
          </table:table-cell>
          <table:table-cell table:style-name="ce422" table:formula="of:=IF(ISBLANK([$'Valeur absolue |x|'.E5]);0;IF([.D126]=[$'Valeur absolue |x|'.E5];1;-0.5))" office:value-type="float" office:value="0" calcext:value-type="float">
            <text:p>0</text:p>
          </table:table-cell>
          <table:table-cell table:style-name="ce422" table:formula="of:=IF(ISBLANK([$'Valeur absolue |x|'.F5]);0;IF([.E126]=[$'Valeur absolue |x|'.F5];1;-0.5))" office:value-type="float" office:value="0" calcext:value-type="float">
            <text:p>0</text:p>
          </table:table-cell>
          <table:table-cell table:style-name="ce422" table:formula="of:=IF(ISBLANK([$'Valeur absolue |x|'.G5]);0;IF([.F126]=[$'Valeur absolue |x|'.G5];1;-0.5))" office:value-type="float" office:value="0" calcext:value-type="float">
            <text:p>0</text:p>
          </table:table-cell>
          <table:table-cell table:style-name="ce422" table:formula="of:=IF(ISBLANK([$'Valeur absolue |x|'.H5]);0;IF([.G126]=[$'Valeur absolue |x|'.H5];1;-0.5))" office:value-type="float" office:value="0" calcext:value-type="float">
            <text:p>0</text:p>
          </table:table-cell>
          <table:table-cell table:style-name="ce422" table:formula="of:=IF(ISBLANK([$'Valeur absolue |x|'.I5]);0;IF([.H126]=[$'Valeur absolue 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≥9" calcext:value-type="string">
            <text:p>|x|≥9</text:p>
          </table:table-cell>
          <table:table-cell table:style-name="ce422" table:formula="of:=IF(ISBLANK([$'Valeur absolue |x|'.E10]);0;IF([.D130]=[$'Valeur absolue |x|'.E10];1;-0.5))" office:value-type="float" office:value="0" calcext:value-type="float">
            <text:p>0</text:p>
          </table:table-cell>
          <table:table-cell table:style-name="ce422" table:formula="of:=IF(ISBLANK([$'Valeur absolue |x|'.F10]);0;IF([.E130]=[$'Valeur absolue |x|'.F10];1;-0.5))" office:value-type="float" office:value="0" calcext:value-type="float">
            <text:p>0</text:p>
          </table:table-cell>
          <table:table-cell table:style-name="ce422" table:formula="of:=IF(ISBLANK([$'Valeur absolue |x|'.G10]);0;IF([.F130]=[$'Valeur absolue |x|'.G10];1;-0.5))" office:value-type="float" office:value="0" calcext:value-type="float">
            <text:p>0</text:p>
          </table:table-cell>
          <table:table-cell table:style-name="ce422" table:formula="of:=IF(ISBLANK([$'Valeur absolue |x|'.H10]);0;IF([.G130]=[$'Valeur absolue |x|'.H10];1;-0.5))" office:value-type="float" office:value="0" calcext:value-type="float">
            <text:p>0</text:p>
          </table:table-cell>
          <table:table-cell table:style-name="ce422" table:formula="of:=IF(ISBLANK([$'Valeur absolue |x|'.I10]);0;IF([.H130]=[$'Valeur absolue |x|'.I10];1;-0.5))" office:value-type="float" office:value="0" calcext:value-type="float">
            <text:p>0</text:p>
          </table:table-cell>
          <table:table-cell table:style-name="ce422" table:formula="of:=IF(ISBLANK([$'Valeur absolue |x|'.J10]);0;IF([.I130]=[$'Valeur absolue |x|'.J10];1;-0.5))" office:value-type="float" office:value="0" calcext:value-type="float">
            <text:p>0</text:p>
          </table:table-cell>
          <table:table-cell table:style-name="ce422" table:formula="of:=IF(ISBLANK([$'Valeur absolue |x|'.K10]);0;IF([.J130]=[$'Valeur absolue |x|'.K10];1;-0.5))" office:value-type="float" office:value="0" calcext:value-type="float">
            <text:p>0</text:p>
          </table:table-cell>
          <table:table-cell table:style-name="ce422" table:formula="of:=IF(ISBLANK([$'Valeur absolue |x|'.L10]);0;IF([.K130]=[$'Valeur absolue |x|'.L10];1;-0.5))" office:value-type="float" office:value="0" calcext:value-type="float">
            <text:p>0</text:p>
          </table:table-cell>
          <table:table-cell table:style-name="ce422" table:formula="of:=IF(ISBLANK([$'Valeur absolue |x|'.M10]);0;IF([.L130]=[$'Valeur absolue |x|'.M10];1;-0.5))" office:value-type="float" office:value="0" calcext:value-type="float">
            <text:p>0</text:p>
          </table:table-cell>
          <table:table-cell table:style-name="ce422" table:formula="of:=IF(ISBLANK([$'Valeur absolue |x|'.N10]);0;IF([.M130]=[$'Valeur absolue |x|'.N10];1;-0.5))" office:value-type="float" office:value="0" calcext:value-type="float">
            <text:p>0</text:p>
          </table:table-cell>
          <table:table-cell table:style-name="ce422" table:formula="of:=IF(ISBLANK([$'Valeur absolue |x|'.O10]);0;IF([.N130]=[$'Valeur absolue 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321"/>
          <table:table-cell table:number-columns-repeated="1010"/>
        </table:table-row>
        <table:table-row table:style-name="ro3">
          <table:table-cell table:style-name="ce415" table:formula="of:=[.G131]" office:value-type="string" office:string-value="|x-5| ≤ 2" calcext:value-type="string">
            <text:p>|x-5| ≤ 2</text:p>
          </table:table-cell>
          <table:table-cell table:style-name="ce422" table:formula="of:=IF(ISBLANK([$'Valeur absolue |x|'.E15]);0;IF([.D133]=[$'Valeur absolue |x|'.E15];1;-0.5))" office:value-type="float" office:value="0" calcext:value-type="float">
            <text:p>0</text:p>
          </table:table-cell>
          <table:table-cell table:style-name="ce422" table:formula="of:=IF(ISBLANK([$'Valeur absolue |x|'.F15]);0;IF([.E133]=[$'Valeur absolue |x|'.F15];1;-0.5))" office:value-type="float" office:value="0" calcext:value-type="float">
            <text:p>0</text:p>
          </table:table-cell>
          <table:table-cell table:style-name="ce422" table:formula="of:=IF(ISBLANK([$'Valeur absolue |x|'.G15]);0;IF([.F133]=[$'Valeur absolue |x|'.G15];1;-0.5))" office:value-type="float" office:value="0" calcext:value-type="float">
            <text:p>0</text:p>
          </table:table-cell>
          <table:table-cell table:style-name="ce422" table:formula="of:=IF(ISBLANK([$'Valeur absolue |x|'.H15]);0;IF([.G133]=[$'Valeur absolue |x|'.H15];1;-0.5))" office:value-type="float" office:value="0" calcext:value-type="float">
            <text:p>0</text:p>
          </table:table-cell>
          <table:table-cell table:style-name="ce422" table:formula="of:=IF(ISBLANK([$'Valeur absolue |x|'.I15]);0;IF([.H133]=[$'Valeur absolue |x|'.I15];1;-0.5))" office:value-type="float" office:value="0" calcext:value-type="float">
            <text:p>0</text:p>
          </table:table-cell>
          <table:table-cell table:style-name="ce422" table:formula="of:=IF(ISBLANK([$'Valeur absolue |x|'.J15]);0;IF([.I133]=[$'Valeur absolue |x|'.J15];1;-0.5))" office:value-type="float" office:value="0" calcext:value-type="float">
            <text:p>0</text:p>
          </table:table-cell>
          <table:table-cell table:style-name="ce422" table:formula="of:=IF(ISBLANK([$'Valeur absolue |x|'.K15]);0;IF([.J133]=[$'Valeur absolue |x|'.K15];1;-0.5))" office:value-type="float" office:value="0" calcext:value-type="float">
            <text:p>0</text:p>
          </table:table-cell>
          <table:table-cell table:style-name="ce422" table:formula="of:=IF(ISBLANK([$'Valeur absolue |x|'.L15]);0;IF([.K133]=[$'Valeur absolue |x|'.L15];1;-0.5))" office:value-type="float" office:value="0" calcext:value-type="float">
            <text:p>0</text:p>
          </table:table-cell>
          <table:table-cell table:style-name="ce422" table:formula="of:=IF(ISBLANK([$'Valeur absolue |x|'.M15]);0;IF([.L133]=[$'Valeur absolue |x|'.M15];1;-0.5))" office:value-type="float" office:value="0" calcext:value-type="float">
            <text:p>0</text:p>
          </table:table-cell>
          <table:table-cell table:style-name="ce422" table:formula="of:=IF(ISBLANK([$'Valeur absolue |x|'.N15]);0;IF([.M133]=[$'Valeur absolue |x|'.N15];1;-0.5))" office:value-type="float" office:value="0" calcext:value-type="float">
            <text:p>0</text:p>
          </table:table-cell>
          <table:table-cell table:style-name="ce422" table:formula="of:=IF(ISBLANK([$'Valeur absolue |x|'.O15]);0;IF([.N133]=[$'Valeur absolue 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08:30:44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9-05T08:31:21.766000000</dc:date>
    <meta:editing-duration>PT17H1M20S</meta:editing-duration>
    <meta:editing-cycles>250</meta:editing-cycles>
    <meta:generator>LibreOffice/6.1.6.3$Windows_X86_64 LibreOffice_project/5896ab1714085361c45cf540f76f60673dd96a72</meta:generator>
    <meta:document-statistic meta:table-count="7" meta:cell-count="2174" meta:object-count="22"/>
  </office:meta>
</office:document-meta>
</file>